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9.5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141.76pt"/>
    </style:style>
    <style:style style:name="co6" style:family="table-column">
      <style:table-column-properties fo:break-before="auto" style:column-width="171.75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161.26pt"/>
    </style:style>
    <style:style style:name="co9" style:family="table-column">
      <style:table-column-properties fo:break-before="auto" style:column-width="168.75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163.5pt"/>
    </style:style>
    <style:style style:name="co12" style:family="table-column">
      <style:table-column-properties fo:break-before="auto" style:column-width="132.01pt"/>
    </style:style>
    <style:style style:name="co13" style:family="table-column">
      <style:table-column-properties fo:break-before="auto" style:column-width="107.26pt"/>
    </style:style>
    <style:style style:name="co14" style:family="table-column">
      <style:table-column-properties fo:break-before="auto" style:column-width="144.74pt"/>
    </style:style>
    <style:style style:name="co15" style:family="table-column">
      <style:table-column-properties fo:break-before="auto" style:column-width="10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iz">
      <style:table-properties table:display="true" style:writing-mode="lr-tb"/>
    </style:style>
    <style:style style:name="ta2" style:family="table" style:master-page-name="PageStyle_5f_Customer_20_Specs">
      <style:table-properties table:display="true" style:writing-mode="lr-tb"/>
    </style:style>
    <style:style style:name="ta3" style:family="table" style:master-page-name="PageStyle_5f_System_20_Specs">
      <style:table-properties table:display="true" style:writing-mode="lr-tb"/>
    </style:style>
    <style:style style:name="ta4" style:family="table" style:master-page-name="PageStyle_5f_Current_20_Electric_20_Costs">
      <style:table-properties table:display="true" style:writing-mode="lr-tb"/>
    </style:style>
    <style:style style:name="ta5" style:family="table" style:master-page-name="PageStyle_5f_New_20_Electric_20_Costs">
      <style:table-properties table:display="true" style:writing-mode="lr-tb"/>
    </style:style>
    <style:style style:name="ta6" style:family="table" style:master-page-name="PageStyle_5f_Total_20_Expenses">
      <style:table-properties table:display="true" style:writing-mode="lr-tb"/>
    </style:style>
    <style:style style:name="ta7" style:family="table" style:master-page-name="PageStyle_5f_Profi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z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>
            <draw:frame table:end-cell-address="viz.P37" table:end-x="5.98pt" table:end-y="6.72pt" draw:z-index="0" draw:name="Chart 1" draw:style-name="gr1" draw:text-style-name="P1" svg:width="1355.98pt" svg:height="573.7pt" svg:x="0pt" svg:y="0pt">
              <loext:p draw:notify-on-update-of-ranges="Profit.A2:Profit.A26 'Total Expenses'.C1:'Total Expenses'.C1 'Total Expenses'.C2:'Total Expenses'.C26 Profit.D1:Profit.D1 Profit.D2:Profit.D26 Profit.C1:Profit.C1 Profit.C2:Profit.C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5">
          <table:table-cell table:style-name="ce1"/>
          <table:table-cell table:style-name="ce2" table:number-columns-repeated="2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 Specs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Average Monthly Electric Bill</text:p>
          </table:table-cell>
          <table:table-cell table:style-name="ce5" office:value-type="float" office:value="700" calcext:value-type="float">
            <text:p>$700.00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style-name="ce6"/>
          <table:table-cell table:number-columns-repeated="1022"/>
        </table:table-row>
        <table:table-row table:style-name="ro1">
          <table:table-cell table:style-name="ce3" office:value-type="string" calcext:value-type="string">
            <text:p>Energy Efficiency Budget</text:p>
          </table:table-cell>
          <table:table-cell table:style-name="ce5" office:value-type="float" office:value="2500" calcext:value-type="float">
            <text:p>$2,500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ystem Price Per Watt</text:p>
          </table:table-cell>
          <table:table-cell table:style-name="ce5" office:value-type="float" office:value="2.85" calcext:value-type="float">
            <text:p>$2.8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an Interest Rate</text:p>
          </table:table-cell>
          <table:table-cell table:style-name="ce7" office:value-type="percentage" office:value="0.06" calcext:value-type="percentage">
            <text:p>6.00%</text:p>
          </table:table-cell>
          <table:table-cell table:number-columns-repeated="1022"/>
        </table:table-row>
        <table:table-row table:style-name="ro1" table:number-rows-repeated="995">
          <table:table-cell table:style-name="ce4"/>
          <table:table-cell table:style-name="ce6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Specs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System size (kW)</text:p>
          </table:table-cell>
          <table:table-cell table:style-name="ce10" table:formula="of:=0.05042857*[$'Customer Specs'.B1]" office:value-type="string" office:string-value="35.30" calcext:value-type="string">
            <text:p>35.30</text:p>
          </table:table-cell>
          <table:table-cell table:style-name="ce12"/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/>
          <table:table-cell table:style-name="ce10"/>
          <table:table-cell table:style-name="ce13"/>
          <table:table-cell table:number-columns-repeated="1021"/>
        </table:table-row>
        <table:table-row table:style-name="ro1">
          <table:table-cell table:style-name="ce9" office:value-type="string" calcext:value-type="string">
            <text:p>Gross System Cost</text:p>
          </table:table-cell>
          <table:table-cell table:style-name="ce2" table:formula="of:=[$'Customer Specs'.B5]*[.B1]*1000+[$'Customer Specs'.B4]" office:value-type="string" office:string-value="103,105.00" calcext:value-type="string">
            <text:p>103,10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ederal Tax Credit</text:p>
          </table:table-cell>
          <table:table-cell table:style-name="ce2" table:formula="of:=[.B3]*0.3" office:value-type="string" office:string-value="30,931.50" calcext:value-type="string">
            <text:p>30,931.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sh Rebate</text:p>
          </table:table-cell>
          <table:table-cell table:style-name="ce11" office:value-type="float" office:value="500" calcext:value-type="float">
            <text:p>500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et System Cost</text:p>
          </table:table-cell>
          <table:table-cell table:style-name="ce2" table:formula="of:=[.B3]-[.B4]-[.B5]" office:value-type="string" office:string-value="71,673.50" calcext:value-type="string">
            <text:p>71,673.5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Loan Length (years)</text:p>
          </table:table-cell>
          <table:table-cell table:style-name="ce11" office:value-type="float" office:value="10" calcext:value-type="float">
            <text:p>10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nthly System Payment</text:p>
          </table:table-cell>
          <table:table-cell table:style-name="ce2" table:formula="of:=[.B6]*([$'Customer Specs'.B6]/12)*(1+([$'Customer Specs'.B6]/12))^(12*[.B8])/((1+([$'Customer Specs'.B6]/12))^(12*[.B8])-1)" office:value-type="string" office:string-value="795.72" calcext:value-type="string">
            <text:p>795.72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Gross Price per Watt</text:p>
          </table:table-cell>
          <table:table-cell table:style-name="ce11" table:formula="of:=([.B3]-[$'Customer Specs'.B4])/[.B1]/1000" office:value-type="string" office:string-value="2.85" calcext:value-type="string">
            <text:p>2.8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et Price per Watt</text:p>
          </table:table-cell>
          <table:table-cell table:style-name="ce11" table:formula="of:=([.B6]-[$'Customer Specs'.B4])/[.B1]/1000" office:value-type="string" office:string-value="1.96" calcext:value-type="string">
            <text:p>1.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ted Price ($/W)</text:p>
          </table:table-cell>
          <table:table-cell table:style-name="ce11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early Energy Efficiency</text:p>
          </table:table-cell>
          <table:table-cell table:style-name="ce2" table:formula="of:=0.3*[$'Customer Specs'.B1]*12" office:value-type="string" office:string-value="2,520.00" calcext:value-type="string">
            <text:p>2,520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early Energy Generated</text:p>
          </table:table-cell>
          <table:table-cell table:style-name="ce2" table:formula="of:=[.B13]*100*[.B1]" office:value-type="string" office:string-value="4,942.00" calcext:value-type="string">
            <text:p>4,942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nthly Power Savings</text:p>
          </table:table-cell>
          <table:table-cell table:style-name="ce2" table:formula="of:=([.B14]+[.B15])/12" office:value-type="string" office:string-value="621.83" calcext:value-type="string">
            <text:p>621.8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New Electric Bill</text:p>
          </table:table-cell>
          <table:table-cell table:style-name="ce2" table:formula="of:=[$'Customer Specs'.B1]-[.B16]" office:value-type="string" office:string-value="78.17" calcext:value-type="string">
            <text:p>78.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ergy Discount (%)</text:p>
          </table:table-cell>
          <table:table-cell table:style-name="ce2" table:formula="of:=[.B18]/[$'Customer Specs'.B1]*100" office:value-type="string" office:string-value="11.17" calcext:value-type="string">
            <text:p>11.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Monthly Expense</text:p>
          </table:table-cell>
          <table:table-cell table:style-name="ce2" table:formula="of:=[.B18]+[.B9]" office:value-type="string" office:string-value="873.89" calcext:value-type="string">
            <text:p>873.89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/>
          <table:table-cell table:number-columns-repeated="1022"/>
        </table:table-row>
        <table:table-row table:style-name="ro1" table:number-rows-repeated="984">
          <table:table-cell table:style-name="ce4"/>
          <table:table-cell table:style-name="ce2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 Electric Costs" table:style-name="ta4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verage Monthly Electric Bill</text:p>
          </table:table-cell>
          <table:table-cell table:style-name="ce3" office:value-type="string" calcext:value-type="string">
            <text:p>Yearly Bill</text:p>
          </table:table-cell>
          <table:table-cell table:style-name="ce3" office:value-type="string" calcext:value-type="string">
            <text:p>Total Paid In (End of Period)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5" table:formula="of:=[$'Customer Specs'.B1]" office:value-type="string" office:string-value="$700.00" calcext:value-type="string">
            <text:p>$700.00</text:p>
          </table:table-cell>
          <table:table-cell table:style-name="ce6" table:formula="of:=[.B2]*12" office:value-type="float" office:value="8400" calcext:value-type="float">
            <text:p>$8,400.00</text:p>
          </table:table-cell>
          <table:table-cell table:style-name="ce6" table:formula="of:=[.C2]" office:value-type="string" office:string-value="$8,400.00" calcext:value-type="string">
            <text:p>$8,400.00</text:p>
          </table:table-cell>
          <table:table-cell table:number-columns-repeated="1020"/>
        </table:table-row>
        <table:table-row table:style-name="ro1">
          <table:table-cell table:style-name="ce1" table:formula="of:=[.A2]+1" office:value-type="float" office:value="2018" calcext:value-type="float">
            <text:p>2018</text:p>
          </table:table-cell>
          <table:table-cell table:style-name="ce6" table:formula="of:=[.B2]*1.04" office:value-type="float" office:value="728" calcext:value-type="float">
            <text:p>$728.00</text:p>
          </table:table-cell>
          <table:table-cell table:style-name="ce6" table:formula="of:=[.B3]*12" office:value-type="float" office:value="8736" calcext:value-type="float">
            <text:p>$8,736.00</text:p>
          </table:table-cell>
          <table:table-cell table:style-name="ce6" table:formula="of:=[.C3]+[.D2]" office:value-type="float" office:value="17136" calcext:value-type="float">
            <text:p>$17,136.00</text:p>
          </table:table-cell>
          <table:table-cell table:number-columns-repeated="1020"/>
        </table:table-row>
        <table:table-row table:style-name="ro1">
          <table:table-cell table:style-name="ce1" table:formula="of:=[.A3]+1" office:value-type="float" office:value="2019" calcext:value-type="float">
            <text:p>2019</text:p>
          </table:table-cell>
          <table:table-cell table:style-name="ce6" table:formula="of:=[.B3]*1.04" office:value-type="float" office:value="757.12" calcext:value-type="float">
            <text:p>$757.12</text:p>
          </table:table-cell>
          <table:table-cell table:style-name="ce6" table:formula="of:=[.B4]*12" office:value-type="float" office:value="9085.44" calcext:value-type="float">
            <text:p>$9,085.44</text:p>
          </table:table-cell>
          <table:table-cell table:style-name="ce6" table:formula="of:=[.C4]+[.D3]" office:value-type="float" office:value="26221.44" calcext:value-type="float">
            <text:p>$26,221.44</text:p>
          </table:table-cell>
          <table:table-cell table:number-columns-repeated="1020"/>
        </table:table-row>
        <table:table-row table:style-name="ro1">
          <table:table-cell table:style-name="ce1" table:formula="of:=[.A4]+1" office:value-type="float" office:value="2020" calcext:value-type="float">
            <text:p>2020</text:p>
          </table:table-cell>
          <table:table-cell table:style-name="ce6" table:formula="of:=[.B4]*1.04" office:value-type="float" office:value="787.4048" calcext:value-type="float">
            <text:p>$787.40</text:p>
          </table:table-cell>
          <table:table-cell table:style-name="ce6" table:formula="of:=[.B5]*12" office:value-type="float" office:value="9448.8576" calcext:value-type="float">
            <text:p>$9,448.86</text:p>
          </table:table-cell>
          <table:table-cell table:style-name="ce6" table:formula="of:=[.C5]+[.D4]" office:value-type="float" office:value="35670.2976" calcext:value-type="float">
            <text:p>$35,670.30</text:p>
          </table:table-cell>
          <table:table-cell table:number-columns-repeated="1020"/>
        </table:table-row>
        <table:table-row table:style-name="ro1">
          <table:table-cell table:style-name="ce1" table:formula="of:=[.A5]+1" office:value-type="float" office:value="2021" calcext:value-type="float">
            <text:p>2021</text:p>
          </table:table-cell>
          <table:table-cell table:style-name="ce6" table:formula="of:=[.B5]*1.04" office:value-type="float" office:value="818.900992" calcext:value-type="float">
            <text:p>$818.90</text:p>
          </table:table-cell>
          <table:table-cell table:style-name="ce6" table:formula="of:=[.B6]*12" office:value-type="float" office:value="9826.811904" calcext:value-type="float">
            <text:p>$9,826.81</text:p>
          </table:table-cell>
          <table:table-cell table:style-name="ce6" table:formula="of:=[.C6]+[.D5]" office:value-type="float" office:value="45497.109504" calcext:value-type="float">
            <text:p>$45,497.11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float" office:value="2022" calcext:value-type="float">
            <text:p>2022</text:p>
          </table:table-cell>
          <table:table-cell table:style-name="ce6" table:formula="of:=[.B6]*1.04" office:value-type="float" office:value="851.65703168" calcext:value-type="float">
            <text:p>$851.66</text:p>
          </table:table-cell>
          <table:table-cell table:style-name="ce6" table:formula="of:=[.B7]*12" office:value-type="float" office:value="10219.88438016" calcext:value-type="float">
            <text:p>$10,219.88</text:p>
          </table:table-cell>
          <table:table-cell table:style-name="ce6" table:formula="of:=[.C7]+[.D6]" office:value-type="float" office:value="55716.99388416" calcext:value-type="float">
            <text:p>$55,716.99</text:p>
          </table:table-cell>
          <table:table-cell table:number-columns-repeated="1020"/>
        </table:table-row>
        <table:table-row table:style-name="ro1">
          <table:table-cell table:style-name="ce1" table:formula="of:=[.A7]+1" office:value-type="float" office:value="2023" calcext:value-type="float">
            <text:p>2023</text:p>
          </table:table-cell>
          <table:table-cell table:style-name="ce6" table:formula="of:=[.B7]*1.04" office:value-type="float" office:value="885.7233129472" calcext:value-type="float">
            <text:p>$885.72</text:p>
          </table:table-cell>
          <table:table-cell table:style-name="ce6" table:formula="of:=[.B8]*12" office:value-type="float" office:value="10628.6797553664" calcext:value-type="float">
            <text:p>$10,628.68</text:p>
          </table:table-cell>
          <table:table-cell table:style-name="ce6" table:formula="of:=[.C8]+[.D7]" office:value-type="float" office:value="66345.6736395264" calcext:value-type="float">
            <text:p>$66,345.67</text:p>
          </table:table-cell>
          <table:table-cell table:number-columns-repeated="1020"/>
        </table:table-row>
        <table:table-row table:style-name="ro1">
          <table:table-cell table:style-name="ce1" table:formula="of:=[.A8]+1" office:value-type="float" office:value="2024" calcext:value-type="float">
            <text:p>2024</text:p>
          </table:table-cell>
          <table:table-cell table:style-name="ce6" table:formula="of:=[.B8]*1.04" office:value-type="float" office:value="921.152245465088" calcext:value-type="float">
            <text:p>$921.15</text:p>
          </table:table-cell>
          <table:table-cell table:style-name="ce6" table:formula="of:=[.B9]*12" office:value-type="float" office:value="11053.8269455811" calcext:value-type="float">
            <text:p>$11,053.83</text:p>
          </table:table-cell>
          <table:table-cell table:style-name="ce6" table:formula="of:=[.C9]+[.D8]" office:value-type="float" office:value="77399.5005851075" calcext:value-type="float">
            <text:p>$77,399.50</text:p>
          </table:table-cell>
          <table:table-cell table:number-columns-repeated="1020"/>
        </table:table-row>
        <table:table-row table:style-name="ro1">
          <table:table-cell table:style-name="ce1" table:formula="of:=[.A9]+1" office:value-type="float" office:value="2025" calcext:value-type="float">
            <text:p>2025</text:p>
          </table:table-cell>
          <table:table-cell table:style-name="ce6" table:formula="of:=[.B9]*1.04" office:value-type="float" office:value="957.998335283692" calcext:value-type="float">
            <text:p>$958.00</text:p>
          </table:table-cell>
          <table:table-cell table:style-name="ce6" table:formula="of:=[.B10]*12" office:value-type="float" office:value="11495.9800234043" calcext:value-type="float">
            <text:p>$11,495.98</text:p>
          </table:table-cell>
          <table:table-cell table:style-name="ce6" table:formula="of:=[.C10]+[.D9]" office:value-type="float" office:value="88895.4806085118" calcext:value-type="float">
            <text:p>$88,895.48</text:p>
          </table:table-cell>
          <table:table-cell table:number-columns-repeated="1020"/>
        </table:table-row>
        <table:table-row table:style-name="ro1">
          <table:table-cell table:style-name="ce1" table:formula="of:=[.A10]+1" office:value-type="float" office:value="2026" calcext:value-type="float">
            <text:p>2026</text:p>
          </table:table-cell>
          <table:table-cell table:style-name="ce6" table:formula="of:=[.B10]*1.04" office:value-type="float" office:value="996.31826869504" calcext:value-type="float">
            <text:p>$996.32</text:p>
          </table:table-cell>
          <table:table-cell table:style-name="ce6" table:formula="of:=[.B11]*12" office:value-type="float" office:value="11955.8192243405" calcext:value-type="float">
            <text:p>$11,955.82</text:p>
          </table:table-cell>
          <table:table-cell table:style-name="ce6" table:formula="of:=[.C11]+[.D10]" office:value-type="float" office:value="100851.299832852" calcext:value-type="float">
            <text:p>$100,851.30</text:p>
          </table:table-cell>
          <table:table-cell table:number-columns-repeated="1020"/>
        </table:table-row>
        <table:table-row table:style-name="ro1">
          <table:table-cell table:style-name="ce1" table:formula="of:=[.A11]+1" office:value-type="float" office:value="2027" calcext:value-type="float">
            <text:p>2027</text:p>
          </table:table-cell>
          <table:table-cell table:style-name="ce6" table:formula="of:=[.B11]*1.04" office:value-type="float" office:value="1036.17099944284" calcext:value-type="float">
            <text:p>$1,036.17</text:p>
          </table:table-cell>
          <table:table-cell table:style-name="ce6" table:formula="of:=[.B12]*12" office:value-type="float" office:value="12434.0519933141" calcext:value-type="float">
            <text:p>$12,434.05</text:p>
          </table:table-cell>
          <table:table-cell table:style-name="ce6" table:formula="of:=[.C12]+[.D11]" office:value-type="float" office:value="113285.351826166" calcext:value-type="float">
            <text:p>$113,285.35</text:p>
          </table:table-cell>
          <table:table-cell table:number-columns-repeated="1020"/>
        </table:table-row>
        <table:table-row table:style-name="ro1">
          <table:table-cell table:style-name="ce1" table:formula="of:=[.A12]+1" office:value-type="float" office:value="2028" calcext:value-type="float">
            <text:p>2028</text:p>
          </table:table-cell>
          <table:table-cell table:style-name="ce6" table:formula="of:=[.B12]*1.04" office:value-type="float" office:value="1077.61783942055" calcext:value-type="float">
            <text:p>$1,077.62</text:p>
          </table:table-cell>
          <table:table-cell table:style-name="ce6" table:formula="of:=[.B13]*12" office:value-type="float" office:value="12931.4140730467" calcext:value-type="float">
            <text:p>$12,931.41</text:p>
          </table:table-cell>
          <table:table-cell table:style-name="ce6" table:formula="of:=[.C13]+[.D12]" office:value-type="float" office:value="126216.765899213" calcext:value-type="float">
            <text:p>$126,216.77</text:p>
          </table:table-cell>
          <table:table-cell table:number-columns-repeated="1020"/>
        </table:table-row>
        <table:table-row table:style-name="ro1">
          <table:table-cell table:style-name="ce1" table:formula="of:=[.A13]+1" office:value-type="float" office:value="2029" calcext:value-type="float">
            <text:p>2029</text:p>
          </table:table-cell>
          <table:table-cell table:style-name="ce6" table:formula="of:=[.B13]*1.04" office:value-type="float" office:value="1120.72255299738" calcext:value-type="float">
            <text:p>$1,120.72</text:p>
          </table:table-cell>
          <table:table-cell table:style-name="ce6" table:formula="of:=[.B14]*12" office:value-type="float" office:value="13448.6706359685" calcext:value-type="float">
            <text:p>$13,448.67</text:p>
          </table:table-cell>
          <table:table-cell table:style-name="ce6" table:formula="of:=[.C14]+[.D13]" office:value-type="float" office:value="139665.436535182" calcext:value-type="float">
            <text:p>$139,665.44</text:p>
          </table:table-cell>
          <table:table-cell table:number-columns-repeated="1020"/>
        </table:table-row>
        <table:table-row table:style-name="ro1">
          <table:table-cell table:style-name="ce1" table:formula="of:=[.A14]+1" office:value-type="float" office:value="2030" calcext:value-type="float">
            <text:p>2030</text:p>
          </table:table-cell>
          <table:table-cell table:style-name="ce6" table:formula="of:=[.B14]*1.04" office:value-type="float" office:value="1165.55145511727" calcext:value-type="float">
            <text:p>$1,165.55</text:p>
          </table:table-cell>
          <table:table-cell table:style-name="ce6" table:formula="of:=[.B15]*12" office:value-type="float" office:value="13986.6174614073" calcext:value-type="float">
            <text:p>$13,986.62</text:p>
          </table:table-cell>
          <table:table-cell table:style-name="ce6" table:formula="of:=[.C15]+[.D14]" office:value-type="float" office:value="153652.053996589" calcext:value-type="float">
            <text:p>$153,652.05</text:p>
          </table:table-cell>
          <table:table-cell table:number-columns-repeated="1020"/>
        </table:table-row>
        <table:table-row table:style-name="ro1">
          <table:table-cell table:style-name="ce1" table:formula="of:=[.A15]+1" office:value-type="float" office:value="2031" calcext:value-type="float">
            <text:p>2031</text:p>
          </table:table-cell>
          <table:table-cell table:style-name="ce6" table:formula="of:=[.B15]*1.04" office:value-type="float" office:value="1212.17351332196" calcext:value-type="float">
            <text:p>$1,212.17</text:p>
          </table:table-cell>
          <table:table-cell table:style-name="ce6" table:formula="of:=[.B16]*12" office:value-type="float" office:value="14546.0821598636" calcext:value-type="float">
            <text:p>$14,546.08</text:p>
          </table:table-cell>
          <table:table-cell table:style-name="ce6" table:formula="of:=[.C16]+[.D15]" office:value-type="float" office:value="168198.136156452" calcext:value-type="float">
            <text:p>$168,198.14</text:p>
          </table:table-cell>
          <table:table-cell table:number-columns-repeated="1020"/>
        </table:table-row>
        <table:table-row table:style-name="ro1">
          <table:table-cell table:style-name="ce1" table:formula="of:=[.A16]+1" office:value-type="float" office:value="2032" calcext:value-type="float">
            <text:p>2032</text:p>
          </table:table-cell>
          <table:table-cell table:style-name="ce6" table:formula="of:=[.B16]*1.04" office:value-type="float" office:value="1260.66045385484" calcext:value-type="float">
            <text:p>$1,260.66</text:p>
          </table:table-cell>
          <table:table-cell table:style-name="ce6" table:formula="of:=[.B17]*12" office:value-type="float" office:value="15127.9254462581" calcext:value-type="float">
            <text:p>$15,127.93</text:p>
          </table:table-cell>
          <table:table-cell table:style-name="ce6" table:formula="of:=[.C17]+[.D16]" office:value-type="float" office:value="183326.06160271" calcext:value-type="float">
            <text:p>$183,326.06</text:p>
          </table:table-cell>
          <table:table-cell table:number-columns-repeated="1020"/>
        </table:table-row>
        <table:table-row table:style-name="ro1">
          <table:table-cell table:style-name="ce1" table:formula="of:=[.A17]+1" office:value-type="float" office:value="2033" calcext:value-type="float">
            <text:p>2033</text:p>
          </table:table-cell>
          <table:table-cell table:style-name="ce6" table:formula="of:=[.B17]*1.04" office:value-type="float" office:value="1311.08687200904" calcext:value-type="float">
            <text:p>$1,311.09</text:p>
          </table:table-cell>
          <table:table-cell table:style-name="ce6" table:formula="of:=[.B18]*12" office:value-type="float" office:value="15733.0424641084" calcext:value-type="float">
            <text:p>$15,733.04</text:p>
          </table:table-cell>
          <table:table-cell table:style-name="ce6" table:formula="of:=[.C18]+[.D17]" office:value-type="float" office:value="199059.104066819" calcext:value-type="float">
            <text:p>$199,059.10</text:p>
          </table:table-cell>
          <table:table-cell table:number-columns-repeated="1020"/>
        </table:table-row>
        <table:table-row table:style-name="ro1">
          <table:table-cell table:style-name="ce1" table:formula="of:=[.A18]+1" office:value-type="float" office:value="2034" calcext:value-type="float">
            <text:p>2034</text:p>
          </table:table-cell>
          <table:table-cell table:style-name="ce6" table:formula="of:=[.B18]*1.04" office:value-type="float" office:value="1363.5303468894" calcext:value-type="float">
            <text:p>$1,363.53</text:p>
          </table:table-cell>
          <table:table-cell table:style-name="ce6" table:formula="of:=[.B19]*12" office:value-type="float" office:value="16362.3641626728" calcext:value-type="float">
            <text:p>$16,362.36</text:p>
          </table:table-cell>
          <table:table-cell table:style-name="ce6" table:formula="of:=[.C19]+[.D18]" office:value-type="float" office:value="215421.468229492" calcext:value-type="float">
            <text:p>$215,421.47</text:p>
          </table:table-cell>
          <table:table-cell table:number-columns-repeated="1020"/>
        </table:table-row>
        <table:table-row table:style-name="ro1">
          <table:table-cell table:style-name="ce1" table:formula="of:=[.A19]+1" office:value-type="float" office:value="2035" calcext:value-type="float">
            <text:p>2035</text:p>
          </table:table-cell>
          <table:table-cell table:style-name="ce6" table:formula="of:=[.B19]*1.04" office:value-type="float" office:value="1418.07156076497" calcext:value-type="float">
            <text:p>$1,418.07</text:p>
          </table:table-cell>
          <table:table-cell table:style-name="ce6" table:formula="of:=[.B20]*12" office:value-type="float" office:value="17016.8587291797" calcext:value-type="float">
            <text:p>$17,016.86</text:p>
          </table:table-cell>
          <table:table-cell table:style-name="ce6" table:formula="of:=[.C20]+[.D19]" office:value-type="float" office:value="232438.326958671" calcext:value-type="float">
            <text:p>$232,438.33</text:p>
          </table:table-cell>
          <table:table-cell table:number-columns-repeated="1020"/>
        </table:table-row>
        <table:table-row table:style-name="ro1">
          <table:table-cell table:style-name="ce1" table:formula="of:=[.A20]+1" office:value-type="float" office:value="2036" calcext:value-type="float">
            <text:p>2036</text:p>
          </table:table-cell>
          <table:table-cell table:style-name="ce6" table:formula="of:=[.B20]*1.04" office:value-type="float" office:value="1474.79442319557" calcext:value-type="float">
            <text:p>$1,474.79</text:p>
          </table:table-cell>
          <table:table-cell table:style-name="ce6" table:formula="of:=[.B21]*12" office:value-type="float" office:value="17697.5330783469" calcext:value-type="float">
            <text:p>$17,697.53</text:p>
          </table:table-cell>
          <table:table-cell table:style-name="ce6" table:formula="of:=[.C21]+[.D20]" office:value-type="float" office:value="250135.860037018" calcext:value-type="float">
            <text:p>$250,135.86</text:p>
          </table:table-cell>
          <table:table-cell table:number-columns-repeated="1020"/>
        </table:table-row>
        <table:table-row table:style-name="ro1">
          <table:table-cell table:style-name="ce1" table:formula="of:=[.A21]+1" office:value-type="float" office:value="2037" calcext:value-type="float">
            <text:p>2037</text:p>
          </table:table-cell>
          <table:table-cell table:style-name="ce6" table:formula="of:=[.B21]*1.04" office:value-type="float" office:value="1533.78620012339" calcext:value-type="float">
            <text:p>$1,533.79</text:p>
          </table:table-cell>
          <table:table-cell table:style-name="ce6" table:formula="of:=[.B22]*12" office:value-type="float" office:value="18405.4344014807" calcext:value-type="float">
            <text:p>$18,405.43</text:p>
          </table:table-cell>
          <table:table-cell table:style-name="ce6" table:formula="of:=[.C22]+[.D21]" office:value-type="float" office:value="268541.294438499" calcext:value-type="float">
            <text:p>$268,541.29</text:p>
          </table:table-cell>
          <table:table-cell table:number-columns-repeated="1020"/>
        </table:table-row>
        <table:table-row table:style-name="ro1">
          <table:table-cell table:style-name="ce1" table:formula="of:=[.A22]+1" office:value-type="float" office:value="2038" calcext:value-type="float">
            <text:p>2038</text:p>
          </table:table-cell>
          <table:table-cell table:style-name="ce6" table:formula="of:=[.B22]*1.04" office:value-type="float" office:value="1595.13764812833" calcext:value-type="float">
            <text:p>$1,595.14</text:p>
          </table:table-cell>
          <table:table-cell table:style-name="ce6" table:formula="of:=[.B23]*12" office:value-type="float" office:value="19141.65177754" calcext:value-type="float">
            <text:p>$19,141.65</text:p>
          </table:table-cell>
          <table:table-cell table:style-name="ce6" table:formula="of:=[.C23]+[.D22]" office:value-type="float" office:value="287682.946216039" calcext:value-type="float">
            <text:p>$287,682.95</text:p>
          </table:table-cell>
          <table:table-cell table:number-columns-repeated="1020"/>
        </table:table-row>
        <table:table-row table:style-name="ro1">
          <table:table-cell table:style-name="ce1" table:formula="of:=[.A23]+1" office:value-type="float" office:value="2039" calcext:value-type="float">
            <text:p>2039</text:p>
          </table:table-cell>
          <table:table-cell table:style-name="ce6" table:formula="of:=[.B23]*1.04" office:value-type="float" office:value="1658.94315405346" calcext:value-type="float">
            <text:p>$1,658.94</text:p>
          </table:table-cell>
          <table:table-cell table:style-name="ce6" table:formula="of:=[.B24]*12" office:value-type="float" office:value="19907.3178486416" calcext:value-type="float">
            <text:p>$19,907.32</text:p>
          </table:table-cell>
          <table:table-cell table:style-name="ce6" table:formula="of:=[.C24]+[.D23]" office:value-type="float" office:value="307590.26406468" calcext:value-type="float">
            <text:p>$307,590.26</text:p>
          </table:table-cell>
          <table:table-cell table:number-columns-repeated="1020"/>
        </table:table-row>
        <table:table-row table:style-name="ro1">
          <table:table-cell table:style-name="ce1" table:formula="of:=[.A24]+1" office:value-type="float" office:value="2040" calcext:value-type="float">
            <text:p>2040</text:p>
          </table:table-cell>
          <table:table-cell table:style-name="ce6" table:formula="of:=[.B24]*1.04" office:value-type="float" office:value="1725.3008802156" calcext:value-type="float">
            <text:p>$1,725.30</text:p>
          </table:table-cell>
          <table:table-cell table:style-name="ce6" table:formula="of:=[.B25]*12" office:value-type="float" office:value="20703.6105625872" calcext:value-type="float">
            <text:p>$20,703.61</text:p>
          </table:table-cell>
          <table:table-cell table:style-name="ce6" table:formula="of:=[.C25]+[.D24]" office:value-type="float" office:value="328293.874627268" calcext:value-type="float">
            <text:p>$328,293.87</text:p>
          </table:table-cell>
          <table:table-cell table:number-columns-repeated="1020"/>
        </table:table-row>
        <table:table-row table:style-name="ro1">
          <table:table-cell table:style-name="ce1" table:formula="of:=[.A25]+1" office:value-type="float" office:value="2041" calcext:value-type="float">
            <text:p>2041</text:p>
          </table:table-cell>
          <table:table-cell table:style-name="ce6" table:formula="of:=[.B25]*1.04" office:value-type="float" office:value="1794.31291542423" calcext:value-type="float">
            <text:p>$1,794.31</text:p>
          </table:table-cell>
          <table:table-cell table:style-name="ce6" table:formula="of:=[.B26]*12" office:value-type="float" office:value="21531.7549850907" calcext:value-type="float">
            <text:p>$21,531.75</text:p>
          </table:table-cell>
          <table:table-cell table:style-name="ce6" table:formula="of:=[.C26]+[.D25]" office:value-type="float" office:value="349825.629612358" calcext:value-type="float">
            <text:p>$349,825.63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Electric Costs" table:style-name="ta5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verage Monthly Electric Bill</text:p>
          </table:table-cell>
          <table:table-cell table:style-name="ce3" office:value-type="string" calcext:value-type="string">
            <text:p>Yearly Bill</text:p>
          </table:table-cell>
          <table:table-cell table:style-name="ce3" office:value-type="string" calcext:value-type="string">
            <text:p>Total Paid In (End of Period)</text:p>
          </table:table-cell>
          <table:table-cell table:number-columns-repeated="1020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6" table:formula="of:=[$'System Specs'.B18]" office:value-type="string" office:string-value="$78.17" calcext:value-type="string">
            <text:p>$78.17</text:p>
          </table:table-cell>
          <table:table-cell table:style-name="ce6" table:formula="of:=[.B2]*12" office:value-type="float" office:value="938.04" calcext:value-type="float">
            <text:p>$938.04</text:p>
          </table:table-cell>
          <table:table-cell table:style-name="ce6" table:formula="of:=[.C2]" office:value-type="string" office:string-value="$938.00" calcext:value-type="string">
            <text:p>$938.00</text:p>
          </table:table-cell>
          <table:table-cell table:number-columns-repeated="1020"/>
        </table:table-row>
        <table:table-row table:style-name="ro1">
          <table:table-cell table:style-name="ce1" table:formula="of:=[.A2]+1" office:value-type="float" office:value="2018" calcext:value-type="float">
            <text:p>2018</text:p>
          </table:table-cell>
          <table:table-cell table:style-name="ce6" table:formula="of:=[.B2]*1.04" office:value-type="float" office:value="81.2968" calcext:value-type="float">
            <text:p>$81.30</text:p>
          </table:table-cell>
          <table:table-cell table:style-name="ce6" table:formula="of:=[.B3]*12" office:value-type="float" office:value="975.5616" calcext:value-type="float">
            <text:p>$975.56</text:p>
          </table:table-cell>
          <table:table-cell table:style-name="ce6" table:formula="of:=[.C3]+[.D2]" office:value-type="float" office:value="1913.5616" calcext:value-type="float">
            <text:p>$1,913.56</text:p>
          </table:table-cell>
          <table:table-cell table:number-columns-repeated="1020"/>
        </table:table-row>
        <table:table-row table:style-name="ro1">
          <table:table-cell table:style-name="ce1" table:formula="of:=[.A3]+1" office:value-type="float" office:value="2019" calcext:value-type="float">
            <text:p>2019</text:p>
          </table:table-cell>
          <table:table-cell table:style-name="ce6" table:formula="of:=[.B3]*1.04" office:value-type="float" office:value="84.548672" calcext:value-type="float">
            <text:p>$84.55</text:p>
          </table:table-cell>
          <table:table-cell table:style-name="ce6" table:formula="of:=[.B4]*12" office:value-type="float" office:value="1014.584064" calcext:value-type="float">
            <text:p>$1,014.58</text:p>
          </table:table-cell>
          <table:table-cell table:style-name="ce6" table:formula="of:=[.C4]+[.D3]" office:value-type="float" office:value="2928.145664" calcext:value-type="float">
            <text:p>$2,928.15</text:p>
          </table:table-cell>
          <table:table-cell table:number-columns-repeated="1020"/>
        </table:table-row>
        <table:table-row table:style-name="ro1">
          <table:table-cell table:style-name="ce1" table:formula="of:=[.A4]+1" office:value-type="float" office:value="2020" calcext:value-type="float">
            <text:p>2020</text:p>
          </table:table-cell>
          <table:table-cell table:style-name="ce6" table:formula="of:=[.B4]*1.04" office:value-type="float" office:value="87.93061888" calcext:value-type="float">
            <text:p>$87.93</text:p>
          </table:table-cell>
          <table:table-cell table:style-name="ce6" table:formula="of:=[.B5]*12" office:value-type="float" office:value="1055.16742656" calcext:value-type="float">
            <text:p>$1,055.17</text:p>
          </table:table-cell>
          <table:table-cell table:style-name="ce6" table:formula="of:=[.C5]+[.D4]" office:value-type="float" office:value="3983.31309056" calcext:value-type="float">
            <text:p>$3,983.31</text:p>
          </table:table-cell>
          <table:table-cell table:number-columns-repeated="1020"/>
        </table:table-row>
        <table:table-row table:style-name="ro1">
          <table:table-cell table:style-name="ce1" table:formula="of:=[.A5]+1" office:value-type="float" office:value="2021" calcext:value-type="float">
            <text:p>2021</text:p>
          </table:table-cell>
          <table:table-cell table:style-name="ce6" table:formula="of:=[.B5]*1.04" office:value-type="float" office:value="91.4478436352" calcext:value-type="float">
            <text:p>$91.45</text:p>
          </table:table-cell>
          <table:table-cell table:style-name="ce6" table:formula="of:=[.B6]*12" office:value-type="float" office:value="1097.3741236224" calcext:value-type="float">
            <text:p>$1,097.37</text:p>
          </table:table-cell>
          <table:table-cell table:style-name="ce6" table:formula="of:=[.C6]+[.D5]" office:value-type="float" office:value="5080.6872141824" calcext:value-type="float">
            <text:p>$5,080.69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float" office:value="2022" calcext:value-type="float">
            <text:p>2022</text:p>
          </table:table-cell>
          <table:table-cell table:style-name="ce6" table:formula="of:=[.B6]*1.04" office:value-type="float" office:value="95.105757380608" calcext:value-type="float">
            <text:p>$95.11</text:p>
          </table:table-cell>
          <table:table-cell table:style-name="ce6" table:formula="of:=[.B7]*12" office:value-type="float" office:value="1141.2690885673" calcext:value-type="float">
            <text:p>$1,141.27</text:p>
          </table:table-cell>
          <table:table-cell table:style-name="ce6" table:formula="of:=[.C7]+[.D6]" office:value-type="float" office:value="6221.9563027497" calcext:value-type="float">
            <text:p>$6,221.96</text:p>
          </table:table-cell>
          <table:table-cell table:number-columns-repeated="1020"/>
        </table:table-row>
        <table:table-row table:style-name="ro1">
          <table:table-cell table:style-name="ce1" table:formula="of:=[.A7]+1" office:value-type="float" office:value="2023" calcext:value-type="float">
            <text:p>2023</text:p>
          </table:table-cell>
          <table:table-cell table:style-name="ce6" table:formula="of:=[.B7]*1.04" office:value-type="float" office:value="98.9099876758324" calcext:value-type="float">
            <text:p>$98.91</text:p>
          </table:table-cell>
          <table:table-cell table:style-name="ce6" table:formula="of:=[.B8]*12" office:value-type="float" office:value="1186.91985210999" calcext:value-type="float">
            <text:p>$1,186.92</text:p>
          </table:table-cell>
          <table:table-cell table:style-name="ce6" table:formula="of:=[.C8]+[.D7]" office:value-type="float" office:value="7408.87615485969" calcext:value-type="float">
            <text:p>$7,408.88</text:p>
          </table:table-cell>
          <table:table-cell table:number-columns-repeated="1020"/>
        </table:table-row>
        <table:table-row table:style-name="ro1">
          <table:table-cell table:style-name="ce1" table:formula="of:=[.A8]+1" office:value-type="float" office:value="2024" calcext:value-type="float">
            <text:p>2024</text:p>
          </table:table-cell>
          <table:table-cell table:style-name="ce6" table:formula="of:=[.B8]*1.04" office:value-type="float" office:value="102.866387182866" calcext:value-type="float">
            <text:p>$102.87</text:p>
          </table:table-cell>
          <table:table-cell table:style-name="ce6" table:formula="of:=[.B9]*12" office:value-type="float" office:value="1234.39664619439" calcext:value-type="float">
            <text:p>$1,234.40</text:p>
          </table:table-cell>
          <table:table-cell table:style-name="ce6" table:formula="of:=[.C9]+[.D8]" office:value-type="float" office:value="8643.27280105407" calcext:value-type="float">
            <text:p>$8,643.27</text:p>
          </table:table-cell>
          <table:table-cell table:number-columns-repeated="1020"/>
        </table:table-row>
        <table:table-row table:style-name="ro1">
          <table:table-cell table:style-name="ce1" table:formula="of:=[.A9]+1" office:value-type="float" office:value="2025" calcext:value-type="float">
            <text:p>2025</text:p>
          </table:table-cell>
          <table:table-cell table:style-name="ce6" table:formula="of:=[.B9]*1.04" office:value-type="float" office:value="106.98104267018" calcext:value-type="float">
            <text:p>$106.98</text:p>
          </table:table-cell>
          <table:table-cell table:style-name="ce6" table:formula="of:=[.B10]*12" office:value-type="float" office:value="1283.77251204216" calcext:value-type="float">
            <text:p>$1,283.77</text:p>
          </table:table-cell>
          <table:table-cell table:style-name="ce6" table:formula="of:=[.C10]+[.D9]" office:value-type="float" office:value="9927.04531309624" calcext:value-type="float">
            <text:p>$9,927.05</text:p>
          </table:table-cell>
          <table:table-cell table:number-columns-repeated="1020"/>
        </table:table-row>
        <table:table-row table:style-name="ro1">
          <table:table-cell table:style-name="ce1" table:formula="of:=[.A10]+1" office:value-type="float" office:value="2026" calcext:value-type="float">
            <text:p>2026</text:p>
          </table:table-cell>
          <table:table-cell table:style-name="ce6" table:formula="of:=[.B10]*1.04" office:value-type="float" office:value="111.260284376988" calcext:value-type="float">
            <text:p>$111.26</text:p>
          </table:table-cell>
          <table:table-cell table:style-name="ce6" table:formula="of:=[.B11]*12" office:value-type="float" office:value="1335.12341252385" calcext:value-type="float">
            <text:p>$1,335.12</text:p>
          </table:table-cell>
          <table:table-cell table:style-name="ce6" table:formula="of:=[.C11]+[.D10]" office:value-type="float" office:value="11262.1687256201" calcext:value-type="float">
            <text:p>$11,262.17</text:p>
          </table:table-cell>
          <table:table-cell table:number-columns-repeated="1020"/>
        </table:table-row>
        <table:table-row table:style-name="ro1">
          <table:table-cell table:style-name="ce1" table:formula="of:=[.A11]+1" office:value-type="float" office:value="2027" calcext:value-type="float">
            <text:p>2027</text:p>
          </table:table-cell>
          <table:table-cell table:style-name="ce6" table:formula="of:=[.B11]*1.04" office:value-type="float" office:value="115.710695752067" calcext:value-type="float">
            <text:p>$115.71</text:p>
          </table:table-cell>
          <table:table-cell table:style-name="ce6" table:formula="of:=[.B12]*12" office:value-type="float" office:value="1388.5283490248" calcext:value-type="float">
            <text:p>$1,388.53</text:p>
          </table:table-cell>
          <table:table-cell table:style-name="ce6" table:formula="of:=[.C12]+[.D11]" office:value-type="float" office:value="12650.6970746449" calcext:value-type="float">
            <text:p>$12,650.70</text:p>
          </table:table-cell>
          <table:table-cell table:number-columns-repeated="1020"/>
        </table:table-row>
        <table:table-row table:style-name="ro1">
          <table:table-cell table:style-name="ce1" table:formula="of:=[.A12]+1" office:value-type="float" office:value="2028" calcext:value-type="float">
            <text:p>2028</text:p>
          </table:table-cell>
          <table:table-cell table:style-name="ce6" table:formula="of:=[.B12]*1.04" office:value-type="float" office:value="120.33912358215" calcext:value-type="float">
            <text:p>$120.34</text:p>
          </table:table-cell>
          <table:table-cell table:style-name="ce6" table:formula="of:=[.B13]*12" office:value-type="float" office:value="1444.0694829858" calcext:value-type="float">
            <text:p>$1,444.07</text:p>
          </table:table-cell>
          <table:table-cell table:style-name="ce6" table:formula="of:=[.C13]+[.D12]" office:value-type="float" office:value="14094.7665576307" calcext:value-type="float">
            <text:p>$14,094.77</text:p>
          </table:table-cell>
          <table:table-cell table:number-columns-repeated="1020"/>
        </table:table-row>
        <table:table-row table:style-name="ro1">
          <table:table-cell table:style-name="ce1" table:formula="of:=[.A13]+1" office:value-type="float" office:value="2029" calcext:value-type="float">
            <text:p>2029</text:p>
          </table:table-cell>
          <table:table-cell table:style-name="ce6" table:formula="of:=[.B13]*1.04" office:value-type="float" office:value="125.152688525436" calcext:value-type="float">
            <text:p>$125.15</text:p>
          </table:table-cell>
          <table:table-cell table:style-name="ce6" table:formula="of:=[.B14]*12" office:value-type="float" office:value="1501.83226230523" calcext:value-type="float">
            <text:p>$1,501.83</text:p>
          </table:table-cell>
          <table:table-cell table:style-name="ce6" table:formula="of:=[.C14]+[.D13]" office:value-type="float" office:value="15596.5988199359" calcext:value-type="float">
            <text:p>$15,596.60</text:p>
          </table:table-cell>
          <table:table-cell table:number-columns-repeated="1020"/>
        </table:table-row>
        <table:table-row table:style-name="ro1">
          <table:table-cell table:style-name="ce1" table:formula="of:=[.A14]+1" office:value-type="float" office:value="2030" calcext:value-type="float">
            <text:p>2030</text:p>
          </table:table-cell>
          <table:table-cell table:style-name="ce6" table:formula="of:=[.B14]*1.04" office:value-type="float" office:value="130.158796066453" calcext:value-type="float">
            <text:p>$130.16</text:p>
          </table:table-cell>
          <table:table-cell table:style-name="ce6" table:formula="of:=[.B15]*12" office:value-type="float" office:value="1561.90555279744" calcext:value-type="float">
            <text:p>$1,561.91</text:p>
          </table:table-cell>
          <table:table-cell table:style-name="ce6" table:formula="of:=[.C15]+[.D14]" office:value-type="float" office:value="17158.5043727334" calcext:value-type="float">
            <text:p>$17,158.50</text:p>
          </table:table-cell>
          <table:table-cell table:number-columns-repeated="1020"/>
        </table:table-row>
        <table:table-row table:style-name="ro1">
          <table:table-cell table:style-name="ce1" table:formula="of:=[.A15]+1" office:value-type="float" office:value="2031" calcext:value-type="float">
            <text:p>2031</text:p>
          </table:table-cell>
          <table:table-cell table:style-name="ce6" table:formula="of:=[.B15]*1.04" office:value-type="float" office:value="135.365147909111" calcext:value-type="float">
            <text:p>$135.37</text:p>
          </table:table-cell>
          <table:table-cell table:style-name="ce6" table:formula="of:=[.B16]*12" office:value-type="float" office:value="1624.38177490934" calcext:value-type="float">
            <text:p>$1,624.38</text:p>
          </table:table-cell>
          <table:table-cell table:style-name="ce6" table:formula="of:=[.C16]+[.D15]" office:value-type="float" office:value="18782.8861476427" calcext:value-type="float">
            <text:p>$18,782.89</text:p>
          </table:table-cell>
          <table:table-cell table:number-columns-repeated="1020"/>
        </table:table-row>
        <table:table-row table:style-name="ro1">
          <table:table-cell table:style-name="ce1" table:formula="of:=[.A16]+1" office:value-type="float" office:value="2032" calcext:value-type="float">
            <text:p>2032</text:p>
          </table:table-cell>
          <table:table-cell table:style-name="ce6" table:formula="of:=[.B16]*1.04" office:value-type="float" office:value="140.779753825476" calcext:value-type="float">
            <text:p>$140.78</text:p>
          </table:table-cell>
          <table:table-cell table:style-name="ce6" table:formula="of:=[.B17]*12" office:value-type="float" office:value="1689.35704590571" calcext:value-type="float">
            <text:p>$1,689.36</text:p>
          </table:table-cell>
          <table:table-cell table:style-name="ce6" table:formula="of:=[.C17]+[.D16]" office:value-type="float" office:value="20472.2431935484" calcext:value-type="float">
            <text:p>$20,472.24</text:p>
          </table:table-cell>
          <table:table-cell table:number-columns-repeated="1020"/>
        </table:table-row>
        <table:table-row table:style-name="ro1">
          <table:table-cell table:style-name="ce1" table:formula="of:=[.A17]+1" office:value-type="float" office:value="2033" calcext:value-type="float">
            <text:p>2033</text:p>
          </table:table-cell>
          <table:table-cell table:style-name="ce6" table:formula="of:=[.B17]*1.04" office:value-type="float" office:value="146.410943978495" calcext:value-type="float">
            <text:p>$146.41</text:p>
          </table:table-cell>
          <table:table-cell table:style-name="ce6" table:formula="of:=[.B18]*12" office:value-type="float" office:value="1756.93132774194" calcext:value-type="float">
            <text:p>$1,756.93</text:p>
          </table:table-cell>
          <table:table-cell table:style-name="ce6" table:formula="of:=[.C18]+[.D17]" office:value-type="float" office:value="22229.1745212903" calcext:value-type="float">
            <text:p>$22,229.17</text:p>
          </table:table-cell>
          <table:table-cell table:number-columns-repeated="1020"/>
        </table:table-row>
        <table:table-row table:style-name="ro1">
          <table:table-cell table:style-name="ce1" table:formula="of:=[.A18]+1" office:value-type="float" office:value="2034" calcext:value-type="float">
            <text:p>2034</text:p>
          </table:table-cell>
          <table:table-cell table:style-name="ce6" table:formula="of:=[.B18]*1.04" office:value-type="float" office:value="152.267381737635" calcext:value-type="float">
            <text:p>$152.27</text:p>
          </table:table-cell>
          <table:table-cell table:style-name="ce6" table:formula="of:=[.B19]*12" office:value-type="float" office:value="1827.20858085161" calcext:value-type="float">
            <text:p>$1,827.21</text:p>
          </table:table-cell>
          <table:table-cell table:style-name="ce6" table:formula="of:=[.C19]+[.D18]" office:value-type="float" office:value="24056.3831021419" calcext:value-type="float">
            <text:p>$24,056.38</text:p>
          </table:table-cell>
          <table:table-cell table:number-columns-repeated="1020"/>
        </table:table-row>
        <table:table-row table:style-name="ro1">
          <table:table-cell table:style-name="ce1" table:formula="of:=[.A19]+1" office:value-type="float" office:value="2035" calcext:value-type="float">
            <text:p>2035</text:p>
          </table:table-cell>
          <table:table-cell table:style-name="ce6" table:formula="of:=[.B19]*1.04" office:value-type="float" office:value="158.35807700714" calcext:value-type="float">
            <text:p>$158.36</text:p>
          </table:table-cell>
          <table:table-cell table:style-name="ce6" table:formula="of:=[.B20]*12" office:value-type="float" office:value="1900.29692408568" calcext:value-type="float">
            <text:p>$1,900.30</text:p>
          </table:table-cell>
          <table:table-cell table:style-name="ce6" table:formula="of:=[.C20]+[.D19]" office:value-type="float" office:value="25956.6800262276" calcext:value-type="float">
            <text:p>$25,956.68</text:p>
          </table:table-cell>
          <table:table-cell table:number-columns-repeated="1020"/>
        </table:table-row>
        <table:table-row table:style-name="ro1">
          <table:table-cell table:style-name="ce1" table:formula="of:=[.A20]+1" office:value-type="float" office:value="2036" calcext:value-type="float">
            <text:p>2036</text:p>
          </table:table-cell>
          <table:table-cell table:style-name="ce6" table:formula="of:=[.B20]*1.04" office:value-type="float" office:value="164.692400087425" calcext:value-type="float">
            <text:p>$164.69</text:p>
          </table:table-cell>
          <table:table-cell table:style-name="ce6" table:formula="of:=[.B21]*12" office:value-type="float" office:value="1976.30880104911" calcext:value-type="float">
            <text:p>$1,976.31</text:p>
          </table:table-cell>
          <table:table-cell table:style-name="ce6" table:formula="of:=[.C21]+[.D20]" office:value-type="float" office:value="27932.9888272767" calcext:value-type="float">
            <text:p>$27,932.99</text:p>
          </table:table-cell>
          <table:table-cell table:number-columns-repeated="1020"/>
        </table:table-row>
        <table:table-row table:style-name="ro1">
          <table:table-cell table:style-name="ce1" table:formula="of:=[.A21]+1" office:value-type="float" office:value="2037" calcext:value-type="float">
            <text:p>2037</text:p>
          </table:table-cell>
          <table:table-cell table:style-name="ce6" table:formula="of:=[.B21]*1.04" office:value-type="float" office:value="171.280096090923" calcext:value-type="float">
            <text:p>$171.28</text:p>
          </table:table-cell>
          <table:table-cell table:style-name="ce6" table:formula="of:=[.B22]*12" office:value-type="float" office:value="2055.36115309107" calcext:value-type="float">
            <text:p>$2,055.36</text:p>
          </table:table-cell>
          <table:table-cell table:style-name="ce6" table:formula="of:=[.C22]+[.D21]" office:value-type="float" office:value="29988.3499803678" calcext:value-type="float">
            <text:p>$29,988.35</text:p>
          </table:table-cell>
          <table:table-cell table:number-columns-repeated="1020"/>
        </table:table-row>
        <table:table-row table:style-name="ro1">
          <table:table-cell table:style-name="ce1" table:formula="of:=[.A22]+1" office:value-type="float" office:value="2038" calcext:value-type="float">
            <text:p>2038</text:p>
          </table:table-cell>
          <table:table-cell table:style-name="ce6" table:formula="of:=[.B22]*1.04" office:value-type="float" office:value="178.131299934559" calcext:value-type="float">
            <text:p>$178.13</text:p>
          </table:table-cell>
          <table:table-cell table:style-name="ce6" table:formula="of:=[.B23]*12" office:value-type="float" office:value="2137.57559921471" calcext:value-type="float">
            <text:p>$2,137.58</text:p>
          </table:table-cell>
          <table:table-cell table:style-name="ce6" table:formula="of:=[.C23]+[.D22]" office:value-type="float" office:value="32125.9255795825" calcext:value-type="float">
            <text:p>$32,125.93</text:p>
          </table:table-cell>
          <table:table-cell table:number-columns-repeated="1020"/>
        </table:table-row>
        <table:table-row table:style-name="ro1">
          <table:table-cell table:style-name="ce1" table:formula="of:=[.A23]+1" office:value-type="float" office:value="2039" calcext:value-type="float">
            <text:p>2039</text:p>
          </table:table-cell>
          <table:table-cell table:style-name="ce6" table:formula="of:=[.B23]*1.04" office:value-type="float" office:value="185.256551931942" calcext:value-type="float">
            <text:p>$185.26</text:p>
          </table:table-cell>
          <table:table-cell table:style-name="ce6" table:formula="of:=[.B24]*12" office:value-type="float" office:value="2223.0786231833" calcext:value-type="float">
            <text:p>$2,223.08</text:p>
          </table:table-cell>
          <table:table-cell table:style-name="ce6" table:formula="of:=[.C24]+[.D23]" office:value-type="float" office:value="34349.0042027658" calcext:value-type="float">
            <text:p>$34,349.00</text:p>
          </table:table-cell>
          <table:table-cell table:number-columns-repeated="1020"/>
        </table:table-row>
        <table:table-row table:style-name="ro1">
          <table:table-cell table:style-name="ce1" table:formula="of:=[.A24]+1" office:value-type="float" office:value="2040" calcext:value-type="float">
            <text:p>2040</text:p>
          </table:table-cell>
          <table:table-cell table:style-name="ce6" table:formula="of:=[.B24]*1.04" office:value-type="float" office:value="192.666814009219" calcext:value-type="float">
            <text:p>$192.67</text:p>
          </table:table-cell>
          <table:table-cell table:style-name="ce6" table:formula="of:=[.B25]*12" office:value-type="float" office:value="2312.00176811063" calcext:value-type="float">
            <text:p>$2,312.00</text:p>
          </table:table-cell>
          <table:table-cell table:style-name="ce6" table:formula="of:=[.C25]+[.D24]" office:value-type="float" office:value="36661.0059708764" calcext:value-type="float">
            <text:p>$36,661.01</text:p>
          </table:table-cell>
          <table:table-cell table:number-columns-repeated="1020"/>
        </table:table-row>
        <table:table-row table:style-name="ro1">
          <table:table-cell table:style-name="ce1" table:formula="of:=[.A25]+1" office:value-type="float" office:value="2041" calcext:value-type="float">
            <text:p>2041</text:p>
          </table:table-cell>
          <table:table-cell table:style-name="ce6" table:formula="of:=[.B25]*1.04" office:value-type="float" office:value="200.373486569588" calcext:value-type="float">
            <text:p>$200.37</text:p>
          </table:table-cell>
          <table:table-cell table:style-name="ce6" table:formula="of:=[.B26]*12" office:value-type="float" office:value="2404.48183883506" calcext:value-type="float">
            <text:p>$2,404.48</text:p>
          </table:table-cell>
          <table:table-cell table:style-name="ce6" table:formula="of:=[.C26]+[.D25]" office:value-type="float" office:value="39065.4878097115" calcext:value-type="float">
            <text:p>$39,065.49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 Expenses" table:style-name="ta6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Yearly Loan Payment</text:p>
          </table:table-cell>
          <table:table-cell table:style-name="ce3" office:value-type="string" calcext:value-type="string">
            <text:p>Yearly Expenses</text:p>
          </table:table-cell>
          <table:table-cell table:style-name="ce3" office:value-type="string" calcext:value-type="string">
            <text:p>Total Paid In (End of Period)</text:p>
          </table:table-cell>
          <table:table-cell table:style-name="ce4" table:number-columns-repeated="2"/>
          <table:table-cell table:style-name="ce3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2]+[$'New Electric Costs'.C2]" office:value-type="string" office:string-value="$10,486.67" calcext:value-type="string">
            <text:p>$10,486.67</text:p>
          </table:table-cell>
          <table:table-cell table:style-name="ce6" table:formula="of:=[.C2]" office:value-type="string" office:string-value="$10,486.67" calcext:value-type="string">
            <text:p>$10,486.67</text:p>
          </table:table-cell>
          <table:table-cell table:number-columns-repeated="1020"/>
        </table:table-row>
        <table:table-row table:style-name="ro1">
          <table:table-cell table:style-name="ce1" table:formula="of:=[.A2]+1" office:value-type="float" office:value="2018" calcext:value-type="float">
            <text:p>2018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3]+[$'New Electric Costs'.C3]" office:value-type="string" office:string-value="$10,524.19" calcext:value-type="string">
            <text:p>$10,524.19</text:p>
          </table:table-cell>
          <table:table-cell table:style-name="ce6" table:formula="of:=[.C3]+[.D2]" office:value-type="float" office:value="21010.86" calcext:value-type="float">
            <text:p>$21,010.86</text:p>
          </table:table-cell>
          <table:table-cell table:number-columns-repeated="1020"/>
        </table:table-row>
        <table:table-row table:style-name="ro1">
          <table:table-cell table:style-name="ce1" table:formula="of:=[.A3]+1" office:value-type="float" office:value="2019" calcext:value-type="float">
            <text:p>2019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4]+[$'New Electric Costs'.C4]" office:value-type="string" office:string-value="$10,563.21" calcext:value-type="string">
            <text:p>$10,563.21</text:p>
          </table:table-cell>
          <table:table-cell table:style-name="ce6" table:formula="of:=[.C4]+[.D3]" office:value-type="float" office:value="31574.07" calcext:value-type="float">
            <text:p>$31,574.07</text:p>
          </table:table-cell>
          <table:table-cell table:number-columns-repeated="1020"/>
        </table:table-row>
        <table:table-row table:style-name="ro1">
          <table:table-cell table:style-name="ce1" table:formula="of:=[.A4]+1" office:value-type="float" office:value="2020" calcext:value-type="float">
            <text:p>2020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5]+[$'New Electric Costs'.C5]" office:value-type="string" office:string-value="$10,603.80" calcext:value-type="string">
            <text:p>$10,603.80</text:p>
          </table:table-cell>
          <table:table-cell table:style-name="ce6" table:formula="of:=[.C5]+[.D4]" office:value-type="float" office:value="42177.87" calcext:value-type="float">
            <text:p>$42,177.87</text:p>
          </table:table-cell>
          <table:table-cell table:number-columns-repeated="1020"/>
        </table:table-row>
        <table:table-row table:style-name="ro1">
          <table:table-cell table:style-name="ce1" table:formula="of:=[.A5]+1" office:value-type="float" office:value="2021" calcext:value-type="float">
            <text:p>2021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6]+[$'New Electric Costs'.C6]" office:value-type="string" office:string-value="$10,646.00" calcext:value-type="string">
            <text:p>$10,646.00</text:p>
          </table:table-cell>
          <table:table-cell table:style-name="ce6" table:formula="of:=[.C6]+[.D5]" office:value-type="float" office:value="52823.87" calcext:value-type="float">
            <text:p>$52,823.87</text:p>
          </table:table-cell>
          <table:table-cell table:number-columns-repeated="1020"/>
        </table:table-row>
        <table:table-row table:style-name="ro1">
          <table:table-cell table:style-name="ce1" table:formula="of:=[.A6]+1" office:value-type="float" office:value="2022" calcext:value-type="float">
            <text:p>2022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7]+[$'New Electric Costs'.C7]" office:value-type="string" office:string-value="$10,689.89" calcext:value-type="string">
            <text:p>$10,689.89</text:p>
          </table:table-cell>
          <table:table-cell table:style-name="ce6" table:formula="of:=[.C7]+[.D6]" office:value-type="float" office:value="63513.76" calcext:value-type="float">
            <text:p>$63,513.76</text:p>
          </table:table-cell>
          <table:table-cell table:number-columns-repeated="1020"/>
        </table:table-row>
        <table:table-row table:style-name="ro1">
          <table:table-cell table:style-name="ce1" table:formula="of:=[.A7]+1" office:value-type="float" office:value="2023" calcext:value-type="float">
            <text:p>2023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8]+[$'New Electric Costs'.C8]" office:value-type="string" office:string-value="$10,735.54" calcext:value-type="string">
            <text:p>$10,735.54</text:p>
          </table:table-cell>
          <table:table-cell table:style-name="ce6" table:formula="of:=[.C8]+[.D7]" office:value-type="float" office:value="74249.3" calcext:value-type="float">
            <text:p>$74,249.30</text:p>
          </table:table-cell>
          <table:table-cell table:number-columns-repeated="1020"/>
        </table:table-row>
        <table:table-row table:style-name="ro1">
          <table:table-cell table:style-name="ce1" table:formula="of:=[.A8]+1" office:value-type="float" office:value="2024" calcext:value-type="float">
            <text:p>2024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9]+[$'New Electric Costs'.C9]" office:value-type="string" office:string-value="$10,783.02" calcext:value-type="string">
            <text:p>$10,783.02</text:p>
          </table:table-cell>
          <table:table-cell table:style-name="ce6" table:formula="of:=[.C9]+[.D8]" office:value-type="float" office:value="85032.32" calcext:value-type="float">
            <text:p>$85,032.32</text:p>
          </table:table-cell>
          <table:table-cell table:number-columns-repeated="1020"/>
        </table:table-row>
        <table:table-row table:style-name="ro1">
          <table:table-cell table:style-name="ce1" table:formula="of:=[.A9]+1" office:value-type="float" office:value="2025" calcext:value-type="float">
            <text:p>2025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10]+[$'New Electric Costs'.C10]" office:value-type="string" office:string-value="$10,832.39" calcext:value-type="string">
            <text:p>$10,832.39</text:p>
          </table:table-cell>
          <table:table-cell table:style-name="ce6" table:formula="of:=[.C10]+[.D9]" office:value-type="float" office:value="95864.71" calcext:value-type="float">
            <text:p>$95,864.71</text:p>
          </table:table-cell>
          <table:table-cell table:number-columns-repeated="1020"/>
        </table:table-row>
        <table:table-row table:style-name="ro1">
          <table:table-cell table:style-name="ce1" table:formula="of:=[.A10]+1" office:value-type="float" office:value="2026" calcext:value-type="float">
            <text:p>2026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11]+[$'New Electric Costs'.C11]" office:value-type="string" office:string-value="$10,883.74" calcext:value-type="string">
            <text:p>$10,883.74</text:p>
          </table:table-cell>
          <table:table-cell table:style-name="ce6" table:formula="of:=[.C11]+[.D10]" office:value-type="float" office:value="106748.45" calcext:value-type="float">
            <text:p>$106,748.45</text:p>
          </table:table-cell>
          <table:table-cell table:number-columns-repeated="1020"/>
        </table:table-row>
        <table:table-row table:style-name="ro1">
          <table:table-cell table:style-name="ce1" table:formula="of:=[.A11]+1" office:value-type="float" office:value="2027" calcext:value-type="float">
            <text:p>2027</text:p>
          </table:table-cell>
          <table:table-cell table:style-name="ce6" table:formula="of:=[$'System Specs'.B9]*12" office:value-type="string" office:string-value="$9,548.67" calcext:value-type="string">
            <text:p>$9,548.67</text:p>
          </table:table-cell>
          <table:table-cell table:style-name="ce6" table:formula="of:=[.B12]+[$'New Electric Costs'.C12]" office:value-type="string" office:string-value="$10,937.14" calcext:value-type="string">
            <text:p>$10,937.14</text:p>
          </table:table-cell>
          <table:table-cell table:style-name="ce6" table:formula="of:=[.C12]+[.D11]" office:value-type="float" office:value="117685.59" calcext:value-type="float">
            <text:p>$117,685.59</text:p>
          </table:table-cell>
          <table:table-cell table:number-columns-repeated="1020"/>
        </table:table-row>
        <table:table-row table:style-name="ro1">
          <table:table-cell table:style-name="ce1" table:formula="of:=[.A12]+1" office:value-type="float" office:value="2028" calcext:value-type="float">
            <text:p>2028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3]+[$'New Electric Costs'.C13]" office:value-type="string" office:string-value="$1,444.01" calcext:value-type="string">
            <text:p>$1,444.01</text:p>
          </table:table-cell>
          <table:table-cell table:style-name="ce6" table:formula="of:=[.C13]+[.D12]" office:value-type="float" office:value="119129.6" calcext:value-type="float">
            <text:p>$119,129.60</text:p>
          </table:table-cell>
          <table:table-cell table:number-columns-repeated="1020"/>
        </table:table-row>
        <table:table-row table:style-name="ro1">
          <table:table-cell table:style-name="ce1" table:formula="of:=[.A13]+1" office:value-type="float" office:value="2029" calcext:value-type="float">
            <text:p>2029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4]+[$'New Electric Costs'.C14]" office:value-type="string" office:string-value="$1,501.77" calcext:value-type="string">
            <text:p>$1,501.77</text:p>
          </table:table-cell>
          <table:table-cell table:style-name="ce6" table:formula="of:=[.C14]+[.D13]" office:value-type="float" office:value="120631.37" calcext:value-type="float">
            <text:p>$120,631.37</text:p>
          </table:table-cell>
          <table:table-cell table:number-columns-repeated="1020"/>
        </table:table-row>
        <table:table-row table:style-name="ro1">
          <table:table-cell table:style-name="ce1" table:formula="of:=[.A14]+1" office:value-type="float" office:value="2030" calcext:value-type="float">
            <text:p>2030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5]+[$'New Electric Costs'.C15]" office:value-type="string" office:string-value="$1,561.84" calcext:value-type="string">
            <text:p>$1,561.84</text:p>
          </table:table-cell>
          <table:table-cell table:style-name="ce6" table:formula="of:=[.C15]+[.D14]" office:value-type="float" office:value="122193.21" calcext:value-type="float">
            <text:p>$122,193.21</text:p>
          </table:table-cell>
          <table:table-cell table:number-columns-repeated="1020"/>
        </table:table-row>
        <table:table-row table:style-name="ro1">
          <table:table-cell table:style-name="ce1" table:formula="of:=[.A15]+1" office:value-type="float" office:value="2031" calcext:value-type="float">
            <text:p>2031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6]+[$'New Electric Costs'.C16]" office:value-type="string" office:string-value="$1,624.31" calcext:value-type="string">
            <text:p>$1,624.31</text:p>
          </table:table-cell>
          <table:table-cell table:style-name="ce6" table:formula="of:=[.C16]+[.D15]" office:value-type="float" office:value="123817.52" calcext:value-type="float">
            <text:p>$123,817.52</text:p>
          </table:table-cell>
          <table:table-cell table:number-columns-repeated="1020"/>
        </table:table-row>
        <table:table-row table:style-name="ro1">
          <table:table-cell table:style-name="ce1" table:formula="of:=[.A16]+1" office:value-type="float" office:value="2032" calcext:value-type="float">
            <text:p>2032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7]+[$'New Electric Costs'.C17]" office:value-type="string" office:string-value="$1,689.29" calcext:value-type="string">
            <text:p>$1,689.29</text:p>
          </table:table-cell>
          <table:table-cell table:style-name="ce6" table:formula="of:=[.C17]+[.D16]" office:value-type="float" office:value="125506.81" calcext:value-type="float">
            <text:p>$125,506.81</text:p>
          </table:table-cell>
          <table:table-cell table:number-columns-repeated="1020"/>
        </table:table-row>
        <table:table-row table:style-name="ro1">
          <table:table-cell table:style-name="ce1" table:formula="of:=[.A17]+1" office:value-type="float" office:value="2033" calcext:value-type="float">
            <text:p>2033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8]+[$'New Electric Costs'.C18]" office:value-type="string" office:string-value="$1,756.86" calcext:value-type="string">
            <text:p>$1,756.86</text:p>
          </table:table-cell>
          <table:table-cell table:style-name="ce6" table:formula="of:=[.C18]+[.D17]" office:value-type="float" office:value="127263.67" calcext:value-type="float">
            <text:p>$127,263.67</text:p>
          </table:table-cell>
          <table:table-cell table:number-columns-repeated="1020"/>
        </table:table-row>
        <table:table-row table:style-name="ro1">
          <table:table-cell table:style-name="ce1" table:formula="of:=[.A18]+1" office:value-type="float" office:value="2034" calcext:value-type="float">
            <text:p>2034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19]+[$'New Electric Costs'.C19]" office:value-type="string" office:string-value="$1,827.13" calcext:value-type="string">
            <text:p>$1,827.13</text:p>
          </table:table-cell>
          <table:table-cell table:style-name="ce6" table:formula="of:=[.C19]+[.D18]" office:value-type="float" office:value="129090.8" calcext:value-type="float">
            <text:p>$129,090.80</text:p>
          </table:table-cell>
          <table:table-cell table:number-columns-repeated="1020"/>
        </table:table-row>
        <table:table-row table:style-name="ro1">
          <table:table-cell table:style-name="ce1" table:formula="of:=[.A19]+1" office:value-type="float" office:value="2035" calcext:value-type="float">
            <text:p>2035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0]+[$'New Electric Costs'.C20]" office:value-type="string" office:string-value="$1,900.22" calcext:value-type="string">
            <text:p>$1,900.22</text:p>
          </table:table-cell>
          <table:table-cell table:style-name="ce6" table:formula="of:=[.C20]+[.D19]" office:value-type="float" office:value="130991.02" calcext:value-type="float">
            <text:p>$130,991.02</text:p>
          </table:table-cell>
          <table:table-cell table:number-columns-repeated="1020"/>
        </table:table-row>
        <table:table-row table:style-name="ro1">
          <table:table-cell table:style-name="ce1" table:formula="of:=[.A20]+1" office:value-type="float" office:value="2036" calcext:value-type="float">
            <text:p>2036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1]+[$'New Electric Costs'.C21]" office:value-type="string" office:string-value="$1,976.22" calcext:value-type="string">
            <text:p>$1,976.22</text:p>
          </table:table-cell>
          <table:table-cell table:style-name="ce6" table:formula="of:=[.C21]+[.D20]" office:value-type="float" office:value="132967.24" calcext:value-type="float">
            <text:p>$132,967.24</text:p>
          </table:table-cell>
          <table:table-cell table:number-columns-repeated="1020"/>
        </table:table-row>
        <table:table-row table:style-name="ro1">
          <table:table-cell table:style-name="ce1" table:formula="of:=[.A21]+1" office:value-type="float" office:value="2037" calcext:value-type="float">
            <text:p>2037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2]+[$'New Electric Costs'.C22]" office:value-type="string" office:string-value="$2,055.27" calcext:value-type="string">
            <text:p>$2,055.27</text:p>
          </table:table-cell>
          <table:table-cell table:style-name="ce6" table:formula="of:=[.C22]+[.D21]" office:value-type="float" office:value="135022.51" calcext:value-type="float">
            <text:p>$135,022.51</text:p>
          </table:table-cell>
          <table:table-cell table:number-columns-repeated="1020"/>
        </table:table-row>
        <table:table-row table:style-name="ro1">
          <table:table-cell table:style-name="ce1" table:formula="of:=[.A22]+1" office:value-type="float" office:value="2038" calcext:value-type="float">
            <text:p>2038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3]+[$'New Electric Costs'.C23]" office:value-type="string" office:string-value="$2,137.48" calcext:value-type="string">
            <text:p>$2,137.48</text:p>
          </table:table-cell>
          <table:table-cell table:style-name="ce6" table:formula="of:=[.C23]+[.D22]" office:value-type="float" office:value="137159.99" calcext:value-type="float">
            <text:p>$137,159.99</text:p>
          </table:table-cell>
          <table:table-cell table:number-columns-repeated="1020"/>
        </table:table-row>
        <table:table-row table:style-name="ro1">
          <table:table-cell table:style-name="ce1" table:formula="of:=[.A23]+1" office:value-type="float" office:value="2039" calcext:value-type="float">
            <text:p>2039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4]+[$'New Electric Costs'.C24]" office:value-type="string" office:string-value="$2,222.98" calcext:value-type="string">
            <text:p>$2,222.98</text:p>
          </table:table-cell>
          <table:table-cell table:style-name="ce6" table:formula="of:=[.C24]+[.D23]" office:value-type="float" office:value="139382.97" calcext:value-type="float">
            <text:p>$139,382.97</text:p>
          </table:table-cell>
          <table:table-cell table:number-columns-repeated="1020"/>
        </table:table-row>
        <table:table-row table:style-name="ro1">
          <table:table-cell table:style-name="ce1" table:formula="of:=[.A24]+1" office:value-type="float" office:value="2040" calcext:value-type="float">
            <text:p>2040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5]+[$'New Electric Costs'.C25]" office:value-type="string" office:string-value="$2,311.90" calcext:value-type="string">
            <text:p>$2,311.90</text:p>
          </table:table-cell>
          <table:table-cell table:style-name="ce6" table:formula="of:=[.C25]+[.D24]" office:value-type="float" office:value="141694.87" calcext:value-type="float">
            <text:p>$141,694.87</text:p>
          </table:table-cell>
          <table:table-cell table:number-columns-repeated="1020"/>
        </table:table-row>
        <table:table-row table:style-name="ro1">
          <table:table-cell table:style-name="ce1" table:formula="of:=[.A25]+1" office:value-type="float" office:value="2041" calcext:value-type="float">
            <text:p>2041</text:p>
          </table:table-cell>
          <table:table-cell table:style-name="ce5" office:value-type="float" office:value="0" calcext:value-type="float">
            <text:p>$0.00</text:p>
          </table:table-cell>
          <table:table-cell table:style-name="ce6" table:formula="of:=[.B26]+[$'New Electric Costs'.C26]" office:value-type="string" office:string-value="$2,404.38" calcext:value-type="string">
            <text:p>$2,404.38</text:p>
          </table:table-cell>
          <table:table-cell table:style-name="ce6" table:formula="of:=[.C26]+[.D25]" office:value-type="float" office:value="144099.25" calcext:value-type="float">
            <text:p>$144,099.25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t" table:style-name="ta7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ross Profit</text:p>
          </table:table-cell>
          <table:table-cell table:style-name="ce3" office:value-type="string" calcext:value-type="string">
            <text:p>Money Saved</text:p>
          </table:table-cell>
          <table:table-cell table:style-name="ce3" office:value-type="string" calcext:value-type="string">
            <text:p>Total Assets</text:p>
          </table:table-cell>
          <table:table-cell table:style-name="ce3" office:value-type="string" calcext:value-type="string">
            <text:p>System Payoff</text:p>
          </table:table-cell>
          <table:table-cell table:style-name="ce3" office:value-type="string" calcext:value-type="string">
            <text:p>Total ROI (sort of)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2" table:formula="of:=[$'Current Electric Costs'.C2]-[$'Total Expenses'.C2]" office:value-type="string" office:string-value="(2,086.67)" calcext:value-type="string">
            <text:p>(2,086.67)</text:p>
          </table:table-cell>
          <table:table-cell table:style-name="ce2" table:formula="of:=[.B2]" office:value-type="string" office:string-value="(2,086.67)" calcext:value-type="string">
            <text:p>(2,086.67)</text:p>
          </table:table-cell>
          <table:table-cell table:style-name="ce2" table:formula="of:=[$'System Specs'.B4]+[$'System Specs'.B5]+[$'Total Expenses'.B2]+[.B2]" office:value-type="string" office:string-value="38,893.50" calcext:value-type="string">
            <text:p>38,893.50</text:p>
          </table:table-cell>
          <table:table-cell table:style-name="ce14" table:formula="of:=[.D2]/[$'System Specs'.B3]" office:value-type="string" office:string-value="37.72%" calcext:value-type="string">
            <text:p>37.72%</text:p>
          </table:table-cell>
          <table:table-cell table:style-name="ce14" table:formula="of:=([.E2]-1)" office:value-type="percentage" office:value="-0.6228" calcext:value-type="percentage">
            <text:p>-62.28%</text:p>
          </table:table-cell>
          <table:table-cell table:number-columns-repeated="1018"/>
        </table:table-row>
        <table:table-row table:style-name="ro1">
          <table:table-cell table:style-name="ce1" table:formula="of:=[.A2]+1" office:value-type="float" office:value="2018" calcext:value-type="float">
            <text:p>2018</text:p>
          </table:table-cell>
          <table:table-cell table:style-name="ce2" table:formula="of:=[$'Current Electric Costs'.C3]-[$'Total Expenses'.C3]" office:value-type="string" office:string-value="(1,788.19)" calcext:value-type="string">
            <text:p>(1,788.19)</text:p>
          </table:table-cell>
          <table:table-cell table:style-name="ce2" table:formula="of:=[.B3]+[.C2]" office:value-type="float" office:value="-3874.86" calcext:value-type="float">
            <text:p>(3,874.86)</text:p>
          </table:table-cell>
          <table:table-cell table:style-name="ce2" table:formula="of:=[.B3]+[$'Total Expenses'.B3]+[.D2]" office:value-type="string" office:string-value="46,653.98" calcext:value-type="string">
            <text:p>46,653.98</text:p>
          </table:table-cell>
          <table:table-cell table:style-name="ce14" table:formula="of:=[.D3]/[$'System Specs'.B3]" office:value-type="string" office:string-value="45.25%" calcext:value-type="string">
            <text:p>45.25%</text:p>
          </table:table-cell>
          <table:table-cell table:style-name="ce14" table:formula="of:=([.E3]-1)" office:value-type="percentage" office:value="-0.5475" calcext:value-type="percentage">
            <text:p>-54.75%</text:p>
          </table:table-cell>
          <table:table-cell table:number-columns-repeated="1018"/>
        </table:table-row>
        <table:table-row table:style-name="ro1">
          <table:table-cell table:style-name="ce1" table:formula="of:=[.A3]+1" office:value-type="float" office:value="2019" calcext:value-type="float">
            <text:p>2019</text:p>
          </table:table-cell>
          <table:table-cell table:style-name="ce2" table:formula="of:=[$'Current Electric Costs'.C4]-[$'Total Expenses'.C4]" office:value-type="string" office:string-value="(1,477.77)" calcext:value-type="string">
            <text:p>(1,477.77)</text:p>
          </table:table-cell>
          <table:table-cell table:style-name="ce2" table:formula="of:=[.B4]+[.C3]" office:value-type="float" office:value="-5352.63" calcext:value-type="float">
            <text:p>(5,352.63)</text:p>
          </table:table-cell>
          <table:table-cell table:style-name="ce2" table:formula="of:=[.B4]+[$'Total Expenses'.B4]+[.D3]" office:value-type="string" office:string-value="54,724.88" calcext:value-type="string">
            <text:p>54,724.88</text:p>
          </table:table-cell>
          <table:table-cell table:style-name="ce14" table:formula="of:=[.D4]/[$'System Specs'.B3]" office:value-type="string" office:string-value="53.08%" calcext:value-type="string">
            <text:p>53.08%</text:p>
          </table:table-cell>
          <table:table-cell table:style-name="ce14" table:formula="of:=([.E4]-1)" office:value-type="percentage" office:value="-0.4692" calcext:value-type="percentage">
            <text:p>-46.92%</text:p>
          </table:table-cell>
          <table:table-cell table:number-columns-repeated="1018"/>
        </table:table-row>
        <table:table-row table:style-name="ro1">
          <table:table-cell table:style-name="ce1" table:formula="of:=[.A4]+1" office:value-type="float" office:value="2020" calcext:value-type="float">
            <text:p>2020</text:p>
          </table:table-cell>
          <table:table-cell table:style-name="ce2" table:formula="of:=[$'Current Electric Costs'.C5]-[$'Total Expenses'.C5]" office:value-type="string" office:string-value="(1,154.94)" calcext:value-type="string">
            <text:p>(1,154.94)</text:p>
          </table:table-cell>
          <table:table-cell table:style-name="ce2" table:formula="of:=[.B5]+[.C4]" office:value-type="float" office:value="-6507.57" calcext:value-type="float">
            <text:p>(6,507.57)</text:p>
          </table:table-cell>
          <table:table-cell table:style-name="ce2" table:formula="of:=[.B5]+[$'Total Expenses'.B5]+[.D4]" office:value-type="string" office:string-value="63,118.61" calcext:value-type="string">
            <text:p>63,118.61</text:p>
          </table:table-cell>
          <table:table-cell table:style-name="ce14" table:formula="of:=[.D5]/[$'System Specs'.B3]" office:value-type="string" office:string-value="61.22%" calcext:value-type="string">
            <text:p>61.22%</text:p>
          </table:table-cell>
          <table:table-cell table:style-name="ce14" table:formula="of:=([.E5]-1)" office:value-type="percentage" office:value="-0.3878" calcext:value-type="percentage">
            <text:p>-38.78%</text:p>
          </table:table-cell>
          <table:table-cell table:number-columns-repeated="1018"/>
        </table:table-row>
        <table:table-row table:style-name="ro1">
          <table:table-cell table:style-name="ce1" table:formula="of:=[.A5]+1" office:value-type="float" office:value="2021" calcext:value-type="float">
            <text:p>2021</text:p>
          </table:table-cell>
          <table:table-cell table:style-name="ce2" table:formula="of:=[$'Current Electric Costs'.C6]-[$'Total Expenses'.C6]" office:value-type="string" office:string-value="(819.19)" calcext:value-type="string">
            <text:p>(819.19)</text:p>
          </table:table-cell>
          <table:table-cell table:style-name="ce2" table:formula="of:=[.B6]+[.C5]" office:value-type="float" office:value="-7326.76" calcext:value-type="float">
            <text:p>(7,326.76)</text:p>
          </table:table-cell>
          <table:table-cell table:style-name="ce2" table:formula="of:=[.B6]+[$'Total Expenses'.B6]+[.D5]" office:value-type="string" office:string-value="71,848.10" calcext:value-type="string">
            <text:p>71,848.10</text:p>
          </table:table-cell>
          <table:table-cell table:style-name="ce14" table:formula="of:=[.D6]/[$'System Specs'.B3]" office:value-type="string" office:string-value="69.68%" calcext:value-type="string">
            <text:p>69.68%</text:p>
          </table:table-cell>
          <table:table-cell table:style-name="ce14" table:formula="of:=([.E6]-1)" office:value-type="percentage" office:value="-0.3032" calcext:value-type="percentage">
            <text:p>-30.32%</text:p>
          </table:table-cell>
          <table:table-cell table:number-columns-repeated="1018"/>
        </table:table-row>
        <table:table-row table:style-name="ro1">
          <table:table-cell table:style-name="ce1" table:formula="of:=[.A6]+1" office:value-type="float" office:value="2022" calcext:value-type="float">
            <text:p>2022</text:p>
          </table:table-cell>
          <table:table-cell table:style-name="ce2" table:formula="of:=[$'Current Electric Costs'.C7]-[$'Total Expenses'.C7]" office:value-type="string" office:string-value="(470.01)" calcext:value-type="string">
            <text:p>(470.01)</text:p>
          </table:table-cell>
          <table:table-cell table:style-name="ce2" table:formula="of:=[.B7]+[.C6]" office:value-type="float" office:value="-7796.77" calcext:value-type="float">
            <text:p>(7,796.77)</text:p>
          </table:table-cell>
          <table:table-cell table:style-name="ce2" table:formula="of:=[.B7]+[$'Total Expenses'.B7]+[.D6]" office:value-type="string" office:string-value="80,926.76" calcext:value-type="string">
            <text:p>80,926.76</text:p>
          </table:table-cell>
          <table:table-cell table:style-name="ce14" table:formula="of:=[.D7]/[$'System Specs'.B3]" office:value-type="string" office:string-value="78.49%" calcext:value-type="string">
            <text:p>78.49%</text:p>
          </table:table-cell>
          <table:table-cell table:style-name="ce14" table:formula="of:=([.E7]-1)" office:value-type="percentage" office:value="-0.2151" calcext:value-type="percentage">
            <text:p>-21.51%</text:p>
          </table:table-cell>
          <table:table-cell table:number-columns-repeated="1018"/>
        </table:table-row>
        <table:table-row table:style-name="ro1">
          <table:table-cell table:style-name="ce1" table:formula="of:=[.A7]+1" office:value-type="float" office:value="2023" calcext:value-type="float">
            <text:p>2023</text:p>
          </table:table-cell>
          <table:table-cell table:style-name="ce2" table:formula="of:=[$'Current Electric Costs'.C8]-[$'Total Expenses'.C8]" office:value-type="string" office:string-value="(106.86)" calcext:value-type="string">
            <text:p>(106.86)</text:p>
          </table:table-cell>
          <table:table-cell table:style-name="ce2" table:formula="of:=[.B8]+[.C7]" office:value-type="float" office:value="-7903.63" calcext:value-type="float">
            <text:p>(7,903.63)</text:p>
          </table:table-cell>
          <table:table-cell table:style-name="ce2" table:formula="of:=[.B8]+[$'Total Expenses'.B8]+[.D7]" office:value-type="string" office:string-value="90,368.57" calcext:value-type="string">
            <text:p>90,368.57</text:p>
          </table:table-cell>
          <table:table-cell table:style-name="ce14" table:formula="of:=[.D8]/[$'System Specs'.B3]" office:value-type="string" office:string-value="87.65%" calcext:value-type="string">
            <text:p>87.65%</text:p>
          </table:table-cell>
          <table:table-cell table:style-name="ce14" table:formula="of:=([.E8]-1)" office:value-type="percentage" office:value="-0.1235" calcext:value-type="percentage">
            <text:p>-12.35%</text:p>
          </table:table-cell>
          <table:table-cell table:number-columns-repeated="1018"/>
        </table:table-row>
        <table:table-row table:style-name="ro1">
          <table:table-cell table:style-name="ce1" table:formula="of:=[.A8]+1" office:value-type="float" office:value="2024" calcext:value-type="float">
            <text:p>2024</text:p>
          </table:table-cell>
          <table:table-cell table:style-name="ce2" table:formula="of:=[$'Current Electric Costs'.C9]-[$'Total Expenses'.C9]" office:value-type="string" office:string-value="270.81" calcext:value-type="string">
            <text:p>270.81</text:p>
          </table:table-cell>
          <table:table-cell table:style-name="ce2" table:formula="of:=[.B9]+[.C8]" office:value-type="float" office:value="-7632.82" calcext:value-type="float">
            <text:p>(7,632.82)</text:p>
          </table:table-cell>
          <table:table-cell table:style-name="ce2" table:formula="of:=[.B9]+[$'Total Expenses'.B9]+[.D8]" office:value-type="string" office:string-value="100,188.05" calcext:value-type="string">
            <text:p>100,188.05</text:p>
          </table:table-cell>
          <table:table-cell table:style-name="ce14" table:formula="of:=[.D9]/[$'System Specs'.B3]" office:value-type="string" office:string-value="97.17%" calcext:value-type="string">
            <text:p>97.17%</text:p>
          </table:table-cell>
          <table:table-cell table:style-name="ce14" table:formula="of:=([.E9]-1)" office:value-type="percentage" office:value="-0.0283" calcext:value-type="percentage">
            <text:p>-2.83%</text:p>
          </table:table-cell>
          <table:table-cell table:number-columns-repeated="1018"/>
        </table:table-row>
        <table:table-row table:style-name="ro1">
          <table:table-cell table:style-name="ce1" table:formula="of:=[.A9]+1" office:value-type="float" office:value="2025" calcext:value-type="float">
            <text:p>2025</text:p>
          </table:table-cell>
          <table:table-cell table:style-name="ce2" table:formula="of:=[$'Current Electric Costs'.C10]-[$'Total Expenses'.C10]" office:value-type="string" office:string-value="663.59" calcext:value-type="string">
            <text:p>663.59</text:p>
          </table:table-cell>
          <table:table-cell table:style-name="ce2" table:formula="of:=[.B10]+[.C9]" office:value-type="float" office:value="-6969.23" calcext:value-type="float">
            <text:p>(6,969.23)</text:p>
          </table:table-cell>
          <table:table-cell table:style-name="ce2" table:formula="of:=[.B10]+[$'Total Expenses'.B10]+[.D9]" office:value-type="string" office:string-value="110,400.32" calcext:value-type="string">
            <text:p>110,400.32</text:p>
          </table:table-cell>
          <table:table-cell table:style-name="ce14" table:formula="of:=[.D10]/[$'System Specs'.B3]" office:value-type="string" office:string-value="107.08%" calcext:value-type="string">
            <text:p>107.08%</text:p>
          </table:table-cell>
          <table:table-cell table:style-name="ce14" table:formula="of:=([.E10]-1)" office:value-type="percentage" office:value="0.0708" calcext:value-type="percentage">
            <text:p>7.08%</text:p>
          </table:table-cell>
          <table:table-cell table:number-columns-repeated="1018"/>
        </table:table-row>
        <table:table-row table:style-name="ro1">
          <table:table-cell table:style-name="ce1" table:formula="of:=[.A10]+1" office:value-type="float" office:value="2026" calcext:value-type="float">
            <text:p>2026</text:p>
          </table:table-cell>
          <table:table-cell table:style-name="ce2" table:formula="of:=[$'Current Electric Costs'.C11]-[$'Total Expenses'.C11]" office:value-type="string" office:string-value="1,072.08" calcext:value-type="string">
            <text:p>1,072.08</text:p>
          </table:table-cell>
          <table:table-cell table:style-name="ce2" table:formula="of:=[.B11]+[.C10]" office:value-type="float" office:value="-5897.15" calcext:value-type="float">
            <text:p>(5,897.15)</text:p>
          </table:table-cell>
          <table:table-cell table:style-name="ce2" table:formula="of:=[.B11]+[$'Total Expenses'.B11]+[.D10]" office:value-type="string" office:string-value="121,021.07" calcext:value-type="string">
            <text:p>121,021.07</text:p>
          </table:table-cell>
          <table:table-cell table:style-name="ce14" table:formula="of:=[.D11]/[$'System Specs'.B3]" office:value-type="string" office:string-value="117.38%" calcext:value-type="string">
            <text:p>117.38%</text:p>
          </table:table-cell>
          <table:table-cell table:style-name="ce14" table:formula="of:=([.E11]-1)" office:value-type="percentage" office:value="0.1738" calcext:value-type="percentage">
            <text:p>17.38%</text:p>
          </table:table-cell>
          <table:table-cell table:number-columns-repeated="1018"/>
        </table:table-row>
        <table:table-row table:style-name="ro1">
          <table:table-cell table:style-name="ce1" table:formula="of:=[.A11]+1" office:value-type="float" office:value="2027" calcext:value-type="float">
            <text:p>2027</text:p>
          </table:table-cell>
          <table:table-cell table:style-name="ce2" table:formula="of:=[$'Current Electric Costs'.C12]-[$'Total Expenses'.C12]" office:value-type="string" office:string-value="1,496.91" calcext:value-type="string">
            <text:p>1,496.91</text:p>
          </table:table-cell>
          <table:table-cell table:style-name="ce2" table:formula="of:=[.B12]+[.C11]" office:value-type="float" office:value="-4400.24" calcext:value-type="float">
            <text:p>(4,400.24)</text:p>
          </table:table-cell>
          <table:table-cell table:style-name="ce2" table:formula="of:=[.B12]+[$'Total Expenses'.B12]+[.D11]" office:value-type="string" office:string-value="132,066.65" calcext:value-type="string">
            <text:p>132,066.65</text:p>
          </table:table-cell>
          <table:table-cell table:style-name="ce14" table:formula="of:=[.D12]/[$'System Specs'.B3]" office:value-type="string" office:string-value="128.09%" calcext:value-type="string">
            <text:p>128.09%</text:p>
          </table:table-cell>
          <table:table-cell table:style-name="ce14" table:formula="of:=([.E12]-1)" office:value-type="percentage" office:value="0.2809" calcext:value-type="percentage">
            <text:p>28.09%</text:p>
          </table:table-cell>
          <table:table-cell table:number-columns-repeated="1018"/>
        </table:table-row>
        <table:table-row table:style-name="ro1">
          <table:table-cell table:style-name="ce1" table:formula="of:=[.A12]+1" office:value-type="float" office:value="2028" calcext:value-type="float">
            <text:p>2028</text:p>
          </table:table-cell>
          <table:table-cell table:style-name="ce2" table:formula="of:=[$'Current Electric Costs'.C13]-[$'Total Expenses'.C13]" office:value-type="string" office:string-value="11,487.41" calcext:value-type="string">
            <text:p>11,487.41</text:p>
          </table:table-cell>
          <table:table-cell table:style-name="ce2" table:formula="of:=[.B13]+[.C12]" office:value-type="float" office:value="7087.17" calcext:value-type="float">
            <text:p>7,087.17</text:p>
          </table:table-cell>
          <table:table-cell table:style-name="ce2" table:formula="of:=[.B13]+[$'Total Expenses'.B13]+[.D12]" office:value-type="string" office:string-value="143,554.06" calcext:value-type="string">
            <text:p>143,554.06</text:p>
          </table:table-cell>
          <table:table-cell table:style-name="ce14" table:formula="of:=[.D13]/[$'System Specs'.B3]" office:value-type="string" office:string-value="139.23%" calcext:value-type="string">
            <text:p>139.23%</text:p>
          </table:table-cell>
          <table:table-cell table:style-name="ce14" table:formula="of:=([.E13]-1)" office:value-type="percentage" office:value="0.3923" calcext:value-type="percentage">
            <text:p>39.23%</text:p>
          </table:table-cell>
          <table:table-cell table:number-columns-repeated="1018"/>
        </table:table-row>
        <table:table-row table:style-name="ro1">
          <table:table-cell table:style-name="ce1" table:formula="of:=[.A13]+1" office:value-type="float" office:value="2029" calcext:value-type="float">
            <text:p>2029</text:p>
          </table:table-cell>
          <table:table-cell table:style-name="ce2" table:formula="of:=[$'Current Electric Costs'.C14]-[$'Total Expenses'.C14]" office:value-type="string" office:string-value="11,946.90" calcext:value-type="string">
            <text:p>11,946.90</text:p>
          </table:table-cell>
          <table:table-cell table:style-name="ce2" table:formula="of:=[.B14]+[.C13]" office:value-type="float" office:value="19034.07" calcext:value-type="float">
            <text:p>19,034.07</text:p>
          </table:table-cell>
          <table:table-cell table:style-name="ce2" table:formula="of:=[.B14]+[$'Total Expenses'.B14]+[.D13]" office:value-type="string" office:string-value="155,500.96" calcext:value-type="string">
            <text:p>155,500.96</text:p>
          </table:table-cell>
          <table:table-cell table:style-name="ce14" table:formula="of:=[.D14]/[$'System Specs'.B3]" office:value-type="string" office:string-value="150.82%" calcext:value-type="string">
            <text:p>150.82%</text:p>
          </table:table-cell>
          <table:table-cell table:style-name="ce14" table:formula="of:=([.E14]-1)" office:value-type="percentage" office:value="0.5082" calcext:value-type="percentage">
            <text:p>50.82%</text:p>
          </table:table-cell>
          <table:table-cell table:number-columns-repeated="1018"/>
        </table:table-row>
        <table:table-row table:style-name="ro1">
          <table:table-cell table:style-name="ce1" table:formula="of:=[.A14]+1" office:value-type="float" office:value="2030" calcext:value-type="float">
            <text:p>2030</text:p>
          </table:table-cell>
          <table:table-cell table:style-name="ce2" table:formula="of:=[$'Current Electric Costs'.C15]-[$'Total Expenses'.C15]" office:value-type="string" office:string-value="12,424.78" calcext:value-type="string">
            <text:p>12,424.78</text:p>
          </table:table-cell>
          <table:table-cell table:style-name="ce2" table:formula="of:=[.B15]+[.C14]" office:value-type="float" office:value="31458.85" calcext:value-type="float">
            <text:p>31,458.85</text:p>
          </table:table-cell>
          <table:table-cell table:style-name="ce2" table:formula="of:=[.B15]+[$'Total Expenses'.B15]+[.D14]" office:value-type="string" office:string-value="167,925.74" calcext:value-type="string">
            <text:p>167,925.74</text:p>
          </table:table-cell>
          <table:table-cell table:style-name="ce14" table:formula="of:=[.D15]/[$'System Specs'.B3]" office:value-type="string" office:string-value="162.87%" calcext:value-type="string">
            <text:p>162.87%</text:p>
          </table:table-cell>
          <table:table-cell table:style-name="ce14" table:formula="of:=([.E15]-1)" office:value-type="percentage" office:value="0.6287" calcext:value-type="percentage">
            <text:p>62.87%</text:p>
          </table:table-cell>
          <table:table-cell table:number-columns-repeated="1018"/>
        </table:table-row>
        <table:table-row table:style-name="ro1">
          <table:table-cell table:style-name="ce1" table:formula="of:=[.A15]+1" office:value-type="float" office:value="2031" calcext:value-type="float">
            <text:p>2031</text:p>
          </table:table-cell>
          <table:table-cell table:style-name="ce2" table:formula="of:=[$'Current Electric Costs'.C16]-[$'Total Expenses'.C16]" office:value-type="string" office:string-value="12,921.77" calcext:value-type="string">
            <text:p>12,921.77</text:p>
          </table:table-cell>
          <table:table-cell table:style-name="ce2" table:formula="of:=[.B16]+[.C15]" office:value-type="float" office:value="44380.62" calcext:value-type="float">
            <text:p>44,380.62</text:p>
          </table:table-cell>
          <table:table-cell table:style-name="ce2" table:formula="of:=[.B16]+[$'Total Expenses'.B16]+[.D15]" office:value-type="string" office:string-value="180,847.51" calcext:value-type="string">
            <text:p>180,847.51</text:p>
          </table:table-cell>
          <table:table-cell table:style-name="ce14" table:formula="of:=[.D16]/[$'System Specs'.B3]" office:value-type="string" office:string-value="175.40%" calcext:value-type="string">
            <text:p>175.40%</text:p>
          </table:table-cell>
          <table:table-cell table:style-name="ce14" table:formula="of:=([.E16]-1)" office:value-type="percentage" office:value="0.754" calcext:value-type="percentage">
            <text:p>75.40%</text:p>
          </table:table-cell>
          <table:table-cell table:number-columns-repeated="1018"/>
        </table:table-row>
        <table:table-row table:style-name="ro1">
          <table:table-cell table:style-name="ce1" table:formula="of:=[.A16]+1" office:value-type="float" office:value="2032" calcext:value-type="float">
            <text:p>2032</text:p>
          </table:table-cell>
          <table:table-cell table:style-name="ce2" table:formula="of:=[$'Current Electric Costs'.C17]-[$'Total Expenses'.C17]" office:value-type="string" office:string-value="13,438.64" calcext:value-type="string">
            <text:p>13,438.64</text:p>
          </table:table-cell>
          <table:table-cell table:style-name="ce2" table:formula="of:=[.B17]+[.C16]" office:value-type="float" office:value="57819.26" calcext:value-type="float">
            <text:p>57,819.26</text:p>
          </table:table-cell>
          <table:table-cell table:style-name="ce2" table:formula="of:=[.B17]+[$'Total Expenses'.B17]+[.D16]" office:value-type="string" office:string-value="194,286.15" calcext:value-type="string">
            <text:p>194,286.15</text:p>
          </table:table-cell>
          <table:table-cell table:style-name="ce14" table:formula="of:=[.D17]/[$'System Specs'.B3]" office:value-type="string" office:string-value="188.44%" calcext:value-type="string">
            <text:p>188.44%</text:p>
          </table:table-cell>
          <table:table-cell table:style-name="ce14" table:formula="of:=([.E17]-1)" office:value-type="percentage" office:value="0.8844" calcext:value-type="percentage">
            <text:p>88.44%</text:p>
          </table:table-cell>
          <table:table-cell table:number-columns-repeated="1018"/>
        </table:table-row>
        <table:table-row table:style-name="ro1">
          <table:table-cell table:style-name="ce1" table:formula="of:=[.A17]+1" office:value-type="float" office:value="2033" calcext:value-type="float">
            <text:p>2033</text:p>
          </table:table-cell>
          <table:table-cell table:style-name="ce2" table:formula="of:=[$'Current Electric Costs'.C18]-[$'Total Expenses'.C18]" office:value-type="string" office:string-value="13,976.19" calcext:value-type="string">
            <text:p>13,976.19</text:p>
          </table:table-cell>
          <table:table-cell table:style-name="ce2" table:formula="of:=[.B18]+[.C17]" office:value-type="float" office:value="71795.45" calcext:value-type="float">
            <text:p>71,795.45</text:p>
          </table:table-cell>
          <table:table-cell table:style-name="ce2" table:formula="of:=[.B18]+[$'Total Expenses'.B18]+[.D17]" office:value-type="string" office:string-value="208,262.33" calcext:value-type="string">
            <text:p>208,262.33</text:p>
          </table:table-cell>
          <table:table-cell table:style-name="ce14" table:formula="of:=[.D18]/[$'System Specs'.B3]" office:value-type="string" office:string-value="201.99%" calcext:value-type="string">
            <text:p>201.99%</text:p>
          </table:table-cell>
          <table:table-cell table:style-name="ce14" table:formula="of:=([.E18]-1)" office:value-type="percentage" office:value="1.0199" calcext:value-type="percentage">
            <text:p>101.99%</text:p>
          </table:table-cell>
          <table:table-cell table:number-columns-repeated="1018"/>
        </table:table-row>
        <table:table-row table:style-name="ro1">
          <table:table-cell table:style-name="ce1" table:formula="of:=[.A18]+1" office:value-type="float" office:value="2034" calcext:value-type="float">
            <text:p>2034</text:p>
          </table:table-cell>
          <table:table-cell table:style-name="ce2" table:formula="of:=[$'Current Electric Costs'.C19]-[$'Total Expenses'.C19]" office:value-type="string" office:string-value="14,535.23" calcext:value-type="string">
            <text:p>14,535.23</text:p>
          </table:table-cell>
          <table:table-cell table:style-name="ce2" table:formula="of:=[.B19]+[.C18]" office:value-type="float" office:value="86330.68" calcext:value-type="float">
            <text:p>86,330.68</text:p>
          </table:table-cell>
          <table:table-cell table:style-name="ce2" table:formula="of:=[.B19]+[$'Total Expenses'.B19]+[.D18]" office:value-type="string" office:string-value="222,797.57" calcext:value-type="string">
            <text:p>222,797.57</text:p>
          </table:table-cell>
          <table:table-cell table:style-name="ce14" table:formula="of:=[.D19]/[$'System Specs'.B3]" office:value-type="string" office:string-value="216.09%" calcext:value-type="string">
            <text:p>216.09%</text:p>
          </table:table-cell>
          <table:table-cell table:style-name="ce14" table:formula="of:=([.E19]-1)" office:value-type="percentage" office:value="1.1609" calcext:value-type="percentage">
            <text:p>116.09%</text:p>
          </table:table-cell>
          <table:table-cell table:number-columns-repeated="1018"/>
        </table:table-row>
        <table:table-row table:style-name="ro1">
          <table:table-cell table:style-name="ce1" table:formula="of:=[.A19]+1" office:value-type="float" office:value="2035" calcext:value-type="float">
            <text:p>2035</text:p>
          </table:table-cell>
          <table:table-cell table:style-name="ce2" table:formula="of:=[$'Current Electric Costs'.C20]-[$'Total Expenses'.C20]" office:value-type="string" office:string-value="15,116.64" calcext:value-type="string">
            <text:p>15,116.64</text:p>
          </table:table-cell>
          <table:table-cell table:style-name="ce2" table:formula="of:=[.B20]+[.C19]" office:value-type="float" office:value="101447.32" calcext:value-type="float">
            <text:p>101,447.32</text:p>
          </table:table-cell>
          <table:table-cell table:style-name="ce2" table:formula="of:=[.B20]+[$'Total Expenses'.B20]+[.D19]" office:value-type="string" office:string-value="237,914.21" calcext:value-type="string">
            <text:p>237,914.21</text:p>
          </table:table-cell>
          <table:table-cell table:style-name="ce14" table:formula="of:=[.D20]/[$'System Specs'.B3]" office:value-type="string" office:string-value="230.75%" calcext:value-type="string">
            <text:p>230.75%</text:p>
          </table:table-cell>
          <table:table-cell table:style-name="ce14" table:formula="of:=([.E20]-1)" office:value-type="percentage" office:value="1.3075" calcext:value-type="percentage">
            <text:p>130.75%</text:p>
          </table:table-cell>
          <table:table-cell table:number-columns-repeated="1018"/>
        </table:table-row>
        <table:table-row table:style-name="ro1">
          <table:table-cell table:style-name="ce1" table:formula="of:=[.A20]+1" office:value-type="float" office:value="2036" calcext:value-type="float">
            <text:p>2036</text:p>
          </table:table-cell>
          <table:table-cell table:style-name="ce2" table:formula="of:=[$'Current Electric Costs'.C21]-[$'Total Expenses'.C21]" office:value-type="string" office:string-value="15,721.31" calcext:value-type="string">
            <text:p>15,721.31</text:p>
          </table:table-cell>
          <table:table-cell table:style-name="ce2" table:formula="of:=[.B21]+[.C20]" office:value-type="float" office:value="117168.63" calcext:value-type="float">
            <text:p>117,168.63</text:p>
          </table:table-cell>
          <table:table-cell table:style-name="ce2" table:formula="of:=[.B21]+[$'Total Expenses'.B21]+[.D20]" office:value-type="string" office:string-value="253,635.52" calcext:value-type="string">
            <text:p>253,635.52</text:p>
          </table:table-cell>
          <table:table-cell table:style-name="ce14" table:formula="of:=[.D21]/[$'System Specs'.B3]" office:value-type="string" office:string-value="246.00%" calcext:value-type="string">
            <text:p>246.00%</text:p>
          </table:table-cell>
          <table:table-cell table:style-name="ce14" table:formula="of:=([.E21]-1)" office:value-type="percentage" office:value="1.46" calcext:value-type="percentage">
            <text:p>146.00%</text:p>
          </table:table-cell>
          <table:table-cell table:number-columns-repeated="1018"/>
        </table:table-row>
        <table:table-row table:style-name="ro1">
          <table:table-cell table:style-name="ce1" table:formula="of:=[.A21]+1" office:value-type="float" office:value="2037" calcext:value-type="float">
            <text:p>2037</text:p>
          </table:table-cell>
          <table:table-cell table:style-name="ce2" table:formula="of:=[$'Current Electric Costs'.C22]-[$'Total Expenses'.C22]" office:value-type="string" office:string-value="16,350.16" calcext:value-type="string">
            <text:p>16,350.16</text:p>
          </table:table-cell>
          <table:table-cell table:style-name="ce2" table:formula="of:=[.B22]+[.C21]" office:value-type="float" office:value="133518.79" calcext:value-type="float">
            <text:p>133,518.79</text:p>
          </table:table-cell>
          <table:table-cell table:style-name="ce2" table:formula="of:=[.B22]+[$'Total Expenses'.B22]+[.D21]" office:value-type="string" office:string-value="269,985.68" calcext:value-type="string">
            <text:p>269,985.68</text:p>
          </table:table-cell>
          <table:table-cell table:style-name="ce14" table:formula="of:=[.D22]/[$'System Specs'.B3]" office:value-type="string" office:string-value="261.86%" calcext:value-type="string">
            <text:p>261.86%</text:p>
          </table:table-cell>
          <table:table-cell table:style-name="ce14" table:formula="of:=([.E22]-1)" office:value-type="percentage" office:value="1.6186" calcext:value-type="percentage">
            <text:p>161.86%</text:p>
          </table:table-cell>
          <table:table-cell table:number-columns-repeated="1018"/>
        </table:table-row>
        <table:table-row table:style-name="ro1">
          <table:table-cell table:style-name="ce1" table:formula="of:=[.A22]+1" office:value-type="float" office:value="2038" calcext:value-type="float">
            <text:p>2038</text:p>
          </table:table-cell>
          <table:table-cell table:style-name="ce2" table:formula="of:=[$'Current Electric Costs'.C23]-[$'Total Expenses'.C23]" office:value-type="string" office:string-value="17,004.17" calcext:value-type="string">
            <text:p>17,004.17</text:p>
          </table:table-cell>
          <table:table-cell table:style-name="ce2" table:formula="of:=[.B23]+[.C22]" office:value-type="float" office:value="150522.96" calcext:value-type="float">
            <text:p>150,522.96</text:p>
          </table:table-cell>
          <table:table-cell table:style-name="ce2" table:formula="of:=[.B23]+[$'Total Expenses'.B23]+[.D22]" office:value-type="string" office:string-value="286,989.84" calcext:value-type="string">
            <text:p>286,989.84</text:p>
          </table:table-cell>
          <table:table-cell table:style-name="ce14" table:formula="of:=[.D23]/[$'System Specs'.B3]" office:value-type="string" office:string-value="278.35%" calcext:value-type="string">
            <text:p>278.35%</text:p>
          </table:table-cell>
          <table:table-cell table:style-name="ce14" table:formula="of:=([.E23]-1)" office:value-type="percentage" office:value="1.7835" calcext:value-type="percentage">
            <text:p>178.35%</text:p>
          </table:table-cell>
          <table:table-cell table:number-columns-repeated="1018"/>
        </table:table-row>
        <table:table-row table:style-name="ro1">
          <table:table-cell table:style-name="ce1" table:formula="of:=[.A23]+1" office:value-type="float" office:value="2039" calcext:value-type="float">
            <text:p>2039</text:p>
          </table:table-cell>
          <table:table-cell table:style-name="ce2" table:formula="of:=[$'Current Electric Costs'.C24]-[$'Total Expenses'.C24]" office:value-type="string" office:string-value="17,684.33" calcext:value-type="string">
            <text:p>17,684.33</text:p>
          </table:table-cell>
          <table:table-cell table:style-name="ce2" table:formula="of:=[.B24]+[.C23]" office:value-type="float" office:value="168207.29" calcext:value-type="float">
            <text:p>168,207.29</text:p>
          </table:table-cell>
          <table:table-cell table:style-name="ce2" table:formula="of:=[.B24]+[$'Total Expenses'.B24]+[.D23]" office:value-type="string" office:string-value="304,674.18" calcext:value-type="string">
            <text:p>304,674.18</text:p>
          </table:table-cell>
          <table:table-cell table:style-name="ce14" table:formula="of:=[.D24]/[$'System Specs'.B3]" office:value-type="string" office:string-value="295.50%" calcext:value-type="string">
            <text:p>295.50%</text:p>
          </table:table-cell>
          <table:table-cell table:style-name="ce14" table:formula="of:=([.E24]-1)" office:value-type="percentage" office:value="1.955" calcext:value-type="percentage">
            <text:p>195.50%</text:p>
          </table:table-cell>
          <table:table-cell table:number-columns-repeated="1018"/>
        </table:table-row>
        <table:table-row table:style-name="ro1">
          <table:table-cell table:style-name="ce1" table:formula="of:=[.A24]+1" office:value-type="float" office:value="2040" calcext:value-type="float">
            <text:p>2040</text:p>
          </table:table-cell>
          <table:table-cell table:style-name="ce2" table:formula="of:=[$'Current Electric Costs'.C25]-[$'Total Expenses'.C25]" office:value-type="string" office:string-value="18,391.71" calcext:value-type="string">
            <text:p>18,391.71</text:p>
          </table:table-cell>
          <table:table-cell table:style-name="ce2" table:formula="of:=[.B25]+[.C24]" office:value-type="float" office:value="186599" calcext:value-type="float">
            <text:p>186,599.00</text:p>
          </table:table-cell>
          <table:table-cell table:style-name="ce2" table:formula="of:=[.B25]+[$'Total Expenses'.B25]+[.D24]" office:value-type="string" office:string-value="323,065.89" calcext:value-type="string">
            <text:p>323,065.89</text:p>
          </table:table-cell>
          <table:table-cell table:style-name="ce14" table:formula="of:=[.D25]/[$'System Specs'.B3]" office:value-type="string" office:string-value="313.34%" calcext:value-type="string">
            <text:p>313.34%</text:p>
          </table:table-cell>
          <table:table-cell table:style-name="ce14" table:formula="of:=([.E25]-1)" office:value-type="percentage" office:value="2.1334" calcext:value-type="percentage">
            <text:p>213.34%</text:p>
          </table:table-cell>
          <table:table-cell table:number-columns-repeated="1018"/>
        </table:table-row>
        <table:table-row table:style-name="ro1">
          <table:table-cell table:style-name="ce1" table:formula="of:=[.A25]+1" office:value-type="float" office:value="2041" calcext:value-type="float">
            <text:p>2041</text:p>
          </table:table-cell>
          <table:table-cell table:style-name="ce2" table:formula="of:=[$'Current Electric Costs'.C26]-[$'Total Expenses'.C26]" office:value-type="string" office:string-value="19,127.38" calcext:value-type="string">
            <text:p>19,127.38</text:p>
          </table:table-cell>
          <table:table-cell table:style-name="ce2" table:formula="of:=[.B26]+[.C25]" office:value-type="float" office:value="205726.38" calcext:value-type="float">
            <text:p>205,726.38</text:p>
          </table:table-cell>
          <table:table-cell table:style-name="ce2" table:formula="of:=[.B26]+[$'Total Expenses'.B26]+[.D25]" office:value-type="string" office:string-value="342,193.26" calcext:value-type="string">
            <text:p>342,193.26</text:p>
          </table:table-cell>
          <table:table-cell table:style-name="ce14" table:formula="of:=[.D26]/[$'System Specs'.B3]" office:value-type="string" office:string-value="331.89%" calcext:value-type="string">
            <text:p>331.89%</text:p>
          </table:table-cell>
          <table:table-cell table:style-name="ce14" table:formula="of:=([.E26]-1)" office:value-type="percentage" office:value="2.3189" calcext:value-type="percentage">
            <text:p>231.89%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z" style:display-name="PageStyle_vi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_20_Specs" style:display-name="PageStyle_Customer Sp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stem_20_Specs" style:display-name="PageStyle_System Sp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t_20_Electric_20_Costs" style:display-name="PageStyle_Current Electric 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20_Electric_20_Costs" style:display-name="PageStyle_New Electric 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Expenses" style:display-name="PageStyle_Total Exp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" style:display-name="PageStyle_Prof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08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svg:stroke-width="0.071cm" svg:stroke-color="#ff9900" draw:fill-color="#ff9900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71cm" svg:stroke-color="#dc3912" draw:fill-color="#dc3912" draw:opacity="3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71cm" svg:stroke-color="#3366cc" draw:fill-color="#3366cc" draw:opacity="30%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7.837cm" svg:height="20.24cm" xlink:href=".." xlink:type="simple" chart:class="chart:area" chart:column-mapping="2 1" chart:style-name="ch1">
        <chart:legend svg:x="44.726cm" svg:y="0cm" style:legend-expansion="custom" chartooo:width="3.111cm" chartooo:height="1.594cm" style:legend-expansion-aspect-ratio="1.95169385194479" chart:style-name="ch2"/>
        <chart:plot-area chart:style-name="ch3" table:cell-range-address="Profit.A2:Profit.A26 'Total Expenses'.C1:'Total Expenses'.C26 Profit.C1:Profit.D26" chart:data-source-has-labels="both" svg:x="0.956cm" svg:y="0.404cm" svg:width="45.925cm" svg:height="19.432cm">
          <chartooo:coordinate-region svg:x="2.398cm" svg:y="0.603cm" svg:width="43.98cm" svg:height="19.034cm"/>
          <chart:axis chart:dimension="x" chart:name="primary-x" chart:style-name="ch4" chartooo:axis-type="text">
            <chart:categories table:cell-range-address="Profit.A2:Profit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Expenses'.C2:'Total Expenses'.C26" chart:label-cell-address="'Total Expenses'.C1:'Total Expenses'.C1" chart:class="chart:area">
            <chart:data-point chart:repeated="25"/>
          </chart:series>
          <chart:series chart:style-name="ch8" chart:values-cell-range-address="Profit.D2:Profit.D26" chart:label-cell-address="Profit.D1:Profit.D1" chart:class="chart:area">
            <chart:data-point chart:repeated="25"/>
          </chart:series>
          <chart:series chart:style-name="ch9" chart:values-cell-range-address="Profit.C2:Profit.C26" chart:label-cell-address="Profit.C1:Profit.C1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ly Expenses</text:p>
                <draw:g>
                  <svg:desc>'Total Expenses'.C1:'Total Expenses'.C1</svg:desc>
                </draw:g>
              </table:table-cell>
              <table:table-cell office:value-type="string">
                <text:p>Total Assets</text:p>
                <draw:g>
                  <svg:desc>Profit.D1:Profit.D1</svg:desc>
                </draw:g>
              </table:table-cell>
              <table:table-cell office:value-type="string">
                <text:p>Money Saved</text:p>
                <draw:g>
                  <svg:desc>Profit.C1:Profit.C1</svg:desc>
                </draw:g>
              </table:table-cell>
            </table:table-row>
          </table:table-header-rows>
          <table:table-rows>
            <table:table-row>
              <table:table-cell office:value-type="float" office:value="2017">
                <text:p>2017</text:p>
                <draw:g>
                  <svg:desc>Profit.A2:Profit.A26</svg:desc>
                </draw:g>
              </table:table-cell>
              <table:table-cell office:value-type="float" office:value="NaN">
                <text:p>NaN</text:p>
                <draw:g>
                  <svg:desc>'Total Expenses'.C2:'Total Expenses'.C26</svg:desc>
                </draw:g>
              </table:table-cell>
              <table:table-cell office:value-type="float" office:value="NaN">
                <text:p>NaN</text:p>
                <draw:g>
                  <svg:desc>Profit.D2:Profit.D26</svg:desc>
                </draw:g>
              </table:table-cell>
              <table:table-cell office:value-type="float" office:value="NaN">
                <text:p>NaN</text:p>
                <draw:g>
                  <svg:desc>Profit.C2:Profit.C26</svg:desc>
                </draw:g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74.86">
                <text:p>-3874.8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352.63">
                <text:p>-5352.6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07.57">
                <text:p>-6507.5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26.76">
                <text:p>-7326.7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796.77">
                <text:p>-7796.7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903.63">
                <text:p>-7903.63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632.82">
                <text:p>-7632.8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969.23">
                <text:p>-6969.23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97.15">
                <text:p>-5897.15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00.24">
                <text:p>-4400.24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7.17">
                <text:p>7087.17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4.07">
                <text:p>19034.0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58.85">
                <text:p>31458.85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80.62">
                <text:p>44380.6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19.26">
                <text:p>57819.26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95.45">
                <text:p>71795.45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30.68">
                <text:p>86330.68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47.32">
                <text:p>101447.32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68.63">
                <text:p>117168.63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518.79">
                <text:p>133518.79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522.96">
                <text:p>150522.96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07.29">
                <text:p>168207.2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599">
                <text:p>186599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726.38">
                <text:p>205726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